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99" draw:textarea-vertical-align="middle"/>
    </style:style>
    <style:style style:name="gr2" style:family="graphic" style:parent-style-name="standard">
      <style:graphic-properties draw:fill-color="#ff6666" draw:textarea-vertical-align="middle"/>
    </style:style>
    <style:style style:name="gr3" style:family="graphic" style:parent-style-name="standard">
      <style:graphic-properties draw:fill="solid" draw:fill-color="#cccc99" draw:textarea-vertical-align="middle" draw:shadow="hidden" draw:shadow-offset-x="0.305cm" draw:shadow-offset-y="0.305cm"/>
    </style:style>
    <style:style style:name="gr4" style:family="graphic" style:parent-style-name="standard">
      <style:graphic-properties draw:textarea-vertical-align="middle"/>
    </style:style>
    <style:style style:name="gr5" style:family="graphic" style:parent-style-name="standard">
      <style:graphic-properties draw:fill-color="#94bd5e" draw:textarea-horizontal-align="center" draw:textarea-vertical-align="middle"/>
    </style:style>
    <style:style style:name="gr6" style:family="graphic" style:parent-style-name="standard">
      <style:graphic-properties draw:fill="none"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589cm" fo:min-width="3.782cm"/>
    </style:style>
    <style:style style:name="gr8" style:family="graphic" style:parent-style-name="standard">
      <style:graphic-properties draw:stroke="none" svg:stroke-color="#000000" draw:fill="none" draw:fill-color="#ffffff" draw:textarea-horizontal-align="left" draw:auto-grow-height="true" draw:auto-grow-width="true" fo:min-height="1.177cm" fo:min-width="4.409cm"/>
    </style:style>
    <style:style style:name="gr9" style:family="graphic" style:parent-style-name="standard">
      <style:graphic-properties draw:stroke="none" svg:stroke-color="#000000" draw:fill="none" draw:fill-color="#ffffff" draw:textarea-horizontal-align="left" draw:auto-grow-height="true" draw:auto-grow-width="true" fo:min-height="1.177cm" fo:min-width="3.846cm"/>
    </style:style>
    <style:style style:name="gr10" style:family="graphic" style:parent-style-name="standard">
      <style:graphic-properties draw:stroke="none" svg:stroke-color="#000000" draw:fill="none" draw:fill-color="#ffffff" draw:textarea-horizontal-align="left" draw:auto-grow-height="true" draw:auto-grow-width="true" fo:min-height="0.589cm" fo:min-width="4.35cm"/>
    </style:style>
    <style:style style:name="gr11" style:family="graphic" style:parent-style-name="standard">
      <style:graphic-properties draw:stroke="none" svg:stroke-color="#000000" draw:fill="none" draw:fill-color="#ffffff" draw:textarea-horizontal-align="left" draw:auto-grow-height="true" draw:auto-grow-width="true" fo:min-height="0.589cm" fo:min-width="4.172cm"/>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fill-color="#99ccff" draw:textarea-horizontal-align="center" draw:textarea-vertical-align="middle"/>
    </style:style>
    <style:style style:name="gr14" style:family="graphic" style:parent-style-name="standard">
      <style:graphic-properties draw:fill-color="#b3b3b3" draw:textarea-horizontal-align="center" draw:textarea-vertical-align="middl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marker-end="Arrow" draw:marker-end-width="0.3cm" draw:textarea-horizontal-align="center"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637cm" fo:min-width="1.67cm"/>
    </style:style>
    <style:style style:name="gr18" style:family="graphic" style:parent-style-name="standard">
      <style:graphic-properties draw:stroke="none" svg:stroke-color="#000000" draw:fill="none" draw:fill-color="#ffffff" draw:textarea-horizontal-align="left" draw:auto-grow-height="true" draw:auto-grow-width="true" fo:min-height="1.472cm" fo:min-width="1.899cm"/>
    </style:style>
    <style:style style:name="gr19" style:family="graphic" style:parent-style-name="standard">
      <style:graphic-properties svg:stroke-color="#0000ff" draw:marker-end="Arrow" draw:marker-end-width="0.3cm"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319cm" fo:min-width="0.933cm"/>
    </style:style>
    <style:style style:name="gr21" style:family="graphic" style:parent-style-name="standard">
      <style:graphic-properties svg:stroke-color="#0000ff" draw:marker-start="Arrow" draw:marker-end="Arrow" draw:marker-end-width="0.3cm" draw:textarea-horizontal-align="center" draw:textarea-vertical-align="middle"/>
    </style:style>
    <style:style style:name="gr22" style:family="graphic" style:parent-style-name="standard">
      <style:graphic-properties svg:stroke-color="#0000ff" draw:marker-start="Arrow" draw:marker-end="" draw:marker-end-width="0.3cm" draw:textarea-horizontal-align="center"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463cm"/>
    </style:style>
    <style:style style:name="gr24" style:family="graphic" style:parent-style-name="standard">
      <style:graphic-properties draw:stroke="none" svg:stroke-color="#000000" draw:fill="none" draw:fill-color="#ffffff" draw:textarea-horizontal-align="left" draw:auto-grow-height="true" draw:auto-grow-width="false" fo:min-height="0.319cm" fo:min-width="0.632cm"/>
    </style:style>
    <style:style style:name="gr25" style:family="graphic" style:parent-style-name="standard">
      <style:graphic-properties draw:stroke="none" svg:stroke-color="#000000" draw:fill="none" draw:fill-color="#ffffff" draw:textarea-horizontal-align="left" draw:auto-grow-height="true" draw:auto-grow-width="true" fo:min-height="0.556cm" fo:min-width="1.653cm"/>
    </style:style>
    <style:style style:name="gr26" style:family="graphic" style:parent-style-name="standard">
      <style:graphic-properties svg:stroke-color="#000000" draw:marker-start="Arrow" draw:marker-end="Arrow" draw:marker-end-width="0.3cm" draw:textarea-horizontal-align="center"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0.395cm" fo:min-width="3.406cm"/>
    </style:style>
    <style:style style:name="gr28" style:family="graphic" style:parent-style-name="standard">
      <style:graphic-properties draw:stroke="none" svg:stroke-color="#000000" draw:fill="none" draw:fill-color="#ffffff" draw:textarea-horizontal-align="left" draw:auto-grow-height="true" draw:auto-grow-width="true" fo:min-height="0.395cm" fo:min-width="3.622cm"/>
    </style:style>
    <style:style style:name="gr29" style:family="graphic" style:parent-style-name="standard">
      <style:graphic-properties draw:fill="none"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319cm" fo:min-width="1.022cm"/>
    </style:style>
    <style:style style:name="gr31" style:family="graphic" style:parent-style-name="standard">
      <style:graphic-properties draw:stroke="none" svg:stroke-color="#000000" draw:fill="none" draw:fill-color="#ffffff" draw:textarea-horizontal-align="left" draw:auto-grow-height="true" draw:auto-grow-width="true" fo:min-height="0.395cm" fo:min-width="2.385cm"/>
    </style:style>
    <style:style style:name="gr32" style:family="graphic" style:parent-style-name="standard">
      <style:graphic-properties draw:stroke="none" svg:stroke-color="#000000" draw:fill="none" draw:fill-color="#ffffff" draw:textarea-horizontal-align="left" draw:auto-grow-height="true" draw:auto-grow-width="true" fo:min-height="0.395cm" fo:min-width="2.246cm"/>
    </style:style>
    <style:style style:name="gr33" style:family="graphic" style:parent-style-name="standard">
      <style:graphic-properties draw:stroke="none" svg:stroke-color="#000000" draw:fill="none" draw:fill-color="#ffffff" draw:textarea-horizontal-align="left" draw:auto-grow-height="true" draw:auto-grow-width="true" fo:min-height="0.319cm" fo:min-width="1.065cm"/>
    </style:style>
    <style:style style:name="gr34" style:family="graphic" style:parent-style-name="standard">
      <style:graphic-properties draw:stroke="none" svg:stroke-color="#000000" draw:fill="none" draw:fill-color="#ffffff" draw:textarea-horizontal-align="left" draw:auto-grow-height="true" draw:auto-grow-width="true" fo:min-height="0.319cm" fo:min-width="0.743cm"/>
    </style:style>
    <style:style style:name="gr35" style:family="graphic" style:parent-style-name="standard">
      <style:graphic-properties draw:stroke="dash" draw:stroke-dash="Ultrafine_20_Dashed" svg:stroke-width="0.051cm" draw:marker-start-width="0.381cm" draw:marker-end-width="0.381cm" draw:textarea-horizontal-align="center" draw:textarea-vertical-align="middle" fo:padding-top="0.151cm" fo:padding-bottom="0.151cm" fo:padding-left="0.276cm" fo:padding-right="0.276cm"/>
    </style:style>
    <style:style style:name="gr36" style:family="graphic" style:parent-style-name="standard">
      <style:graphic-properties draw:stroke="none" svg:stroke-color="#000000" draw:fill="none" draw:fill-color="#ffffff" draw:textarea-horizontal-align="left" draw:auto-grow-height="true" draw:auto-grow-width="true" fo:min-height="0.475cm" fo:min-width="1.416cm"/>
    </style:style>
    <style:style style:name="gr37" style:family="graphic" style:parent-style-name="standard">
      <style:graphic-properties draw:stroke="dash" draw:stroke-dash="Fine_20_Dashed_20__28_var_29_" draw:fill-color="#ffffff" draw:textarea-horizontal-align="center" draw:textarea-vertical-align="middle"/>
    </style:style>
    <style:style style:name="gr38" style:family="graphic" style:parent-style-name="standard">
      <style:graphic-properties draw:textarea-horizontal-align="justify" draw:textarea-vertical-align="middle" draw:auto-grow-height="false" fo:min-height="0cm" fo:min-width="0cm"/>
    </style:style>
    <style:style style:name="gr39" style:family="graphic" style:parent-style-name="standard">
      <style:graphic-properties draw:stroke="none" svg:stroke-color="#000000" draw:fill="none" draw:fill-color="#ffffff" draw:textarea-horizontal-align="left" draw:auto-grow-height="true" draw:auto-grow-width="false" fo:min-height="0.82cm" fo:min-width="0cm"/>
    </style:style>
    <style:style style:name="gr40" style:family="graphic" style:parent-style-name="standard">
      <style:graphic-properties draw:textarea-horizontal-align="justify" draw:textarea-vertical-align="middle" draw:auto-grow-height="false" fo:min-height="0cm" fo:min-width="0cm" fo:wrap-option="no-wrap"/>
    </style:style>
    <style:style style:name="gr4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2"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false" fo:min-height="0.385cm" fo:min-width="0cm"/>
    </style:style>
    <style:style style:name="gr44" style:family="graphic" style:parent-style-name="objectwithoutfill">
      <style:graphic-properties draw:stroke="dash" draw:stroke-dash="Fine_20_Dashed" svg:stroke-width="0.203cm" draw:marker-start-width="0.914cm" draw:marker-end-width="0.914cm" draw:fill="none" draw:textarea-horizontal-align="center" draw:textarea-vertical-align="middle" fo:padding-top="0.226cm" fo:padding-bottom="0.226cm" fo:padding-left="0.351cm" fo:padding-right="0.351cm"/>
    </style:style>
    <style:style style:name="gr45"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46" style:family="graphic" style:parent-style-name="standard">
      <style:graphic-properties draw:fill="none" draw:textarea-horizontal-align="justify" draw:textarea-vertical-align="middle" draw:auto-grow-height="false"/>
    </style:style>
    <style:style style:name="gr47" style:family="graphic" style:parent-style-name="standard">
      <style:graphic-properties draw:fill="none" draw:textarea-horizontal-align="justify" draw:textarea-vertical-align="middle" draw:auto-grow-height="false"/>
    </style:style>
    <style:style style:name="gr48" style:family="graphic" style:parent-style-name="standard">
      <style:graphic-properties draw:stroke="none" draw:fill="none" fo:min-height="1.184cm"/>
    </style:style>
    <style:style style:name="gr49" style:family="graphic" style:parent-style-name="standard">
      <style:graphic-properties draw:stroke="none" svg:stroke-color="#000000" draw:fill="none" draw:fill-color="#ffffff" draw:textarea-horizontal-align="left" draw:auto-grow-height="true" draw:auto-grow-width="true" fo:min-height="0.475cm" fo:min-width="2.385cm"/>
    </style:style>
    <style:style style:name="gr50" style:family="graphic" style:parent-style-name="standard">
      <style:graphic-properties draw:stroke="none" svg:stroke-color="#000000" draw:fill="none" draw:fill-color="#ffffff" draw:textarea-horizontal-align="left" draw:auto-grow-height="true" draw:auto-grow-width="true" fo:min-height="0.949cm" fo:min-width="5.789cm"/>
    </style:style>
    <style:style style:name="gr51" style:family="graphic" style:parent-style-name="standard">
      <style:graphic-properties draw:stroke="none" svg:stroke-color="#000000" draw:fill="none" draw:fill-color="#ffffff" draw:textarea-horizontal-align="left" draw:auto-grow-height="true" draw:auto-grow-width="true" fo:min-height="0.949cm" fo:min-width="6.517cm"/>
    </style:style>
    <style:style style:name="gr52" style:family="graphic" style:parent-style-name="standard">
      <style:graphic-properties draw:stroke="none" svg:stroke-color="#000000" draw:fill="none" draw:fill-color="#ffffff" draw:textarea-horizontal-align="left" draw:auto-grow-height="true" draw:auto-grow-width="false" fo:min-height="1.423cm" fo:min-width="7.755cm"/>
    </style:style>
    <style:style style:name="gr53" style:family="graphic" style:parent-style-name="standard">
      <style:graphic-properties draw:stroke="none" svg:stroke-color="#000000" draw:fill="none" draw:fill-color="#ffffff" draw:textarea-horizontal-align="left" draw:auto-grow-height="true" draw:auto-grow-width="false" fo:min-height="0.949cm" fo:min-width="7.755cm"/>
    </style:style>
    <style:style style:name="gr54" style:family="graphic" style:parent-style-name="standard">
      <style:graphic-properties draw:stroke="none" draw:fill="none" fo:min-height="0.475cm"/>
    </style:style>
    <style:style style:name="gr55" style:family="graphic" style:parent-style-name="standard">
      <style:graphic-properties draw:fill="solid" draw:fill-color="#99ccff" draw:opacity="20%" draw:textarea-horizontal-align="center" draw:textarea-vertical-align="middle" draw:shadow-opacity="20%"/>
    </style:style>
    <style:style style:name="gr56" style:family="graphic" style:parent-style-name="standard">
      <style:graphic-properties draw:stroke="none" svg:stroke-color="#000000" draw:fill="none" draw:fill-color="#ffffff" draw:textarea-horizontal-align="left" draw:auto-grow-height="true" draw:auto-grow-width="true" fo:min-height="1.423cm" fo:min-width="2.368cm"/>
    </style:style>
    <style:style style:name="gr57" style:family="graphic" style:parent-style-name="standard">
      <style:graphic-properties draw:stroke="none" svg:stroke-color="#000000" draw:fill="none" draw:fill-color="#ffffff" draw:textarea-horizontal-align="left" draw:auto-grow-height="true" draw:auto-grow-width="true" fo:min-height="0.949cm" fo:min-width="3.74cm"/>
    </style:style>
    <style:style style:name="gr58" style:family="graphic" style:parent-style-name="standard">
      <style:graphic-properties draw:stroke="none" svg:stroke-color="#000000" draw:fill="none" draw:fill-color="#ffffff" draw:textarea-horizontal-align="left" draw:auto-grow-height="true" draw:auto-grow-width="true" fo:min-height="1.423cm" fo:min-width="3.262cm"/>
    </style:style>
    <style:style style:name="gr59" style:family="graphic" style:parent-style-name="standard">
      <style:graphic-properties draw:marker-end="Arrow" draw:marker-end-width="0.3cm" draw:textarea-horizontal-align="center" draw:textarea-vertical-align="middle"/>
    </style:style>
    <style:style style:name="gr60" style:family="graphic" style:parent-style-name="standard">
      <style:graphic-properties draw:stroke="none" svg:stroke-color="#000000" draw:fill="none" draw:fill-color="#ffffff" draw:textarea-horizontal-align="left" draw:auto-grow-height="true" draw:auto-grow-width="true" fo:min-height="1.423cm" fo:min-width="6.538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5.598cm"/>
    </style:style>
    <style:style style:name="gr62" style:family="graphic" style:parent-style-name="standard">
      <style:graphic-properties draw:stroke="none" svg:stroke-color="#000000" draw:fill="none" draw:fill-color="#ffffff" draw:textarea-horizontal-align="left" draw:auto-grow-height="true" draw:auto-grow-width="false" fo:min-height="2.845cm" fo:min-width="15.427cm"/>
    </style:style>
    <style:style style:name="gr63" style:family="graphic" style:parent-style-name="standard">
      <style:graphic-properties draw:textarea-horizontal-align="justify" draw:textarea-vertical-align="middle" draw:auto-grow-height="false" fo:min-height="0cm" fo:min-width="0cm"/>
    </style:style>
    <style:style style:name="gr64" style:family="graphic" style:parent-style-name="objectwithoutfill">
      <style:graphic-properties draw:marker-end="Arrow" draw:marker-end-width="0.3cm" draw:fill="none" draw:textarea-horizontal-align="center" draw:textarea-vertical-align="middle"/>
    </style:style>
    <style:style style:name="gr65" style:family="graphic" style:parent-style-name="standard">
      <style:graphic-properties draw:fill-color="#009933" draw:textarea-horizontal-align="justify" draw:textarea-vertical-align="middle" draw:auto-grow-height="false" fo:min-height="0cm" fo:min-width="0cm" fo:wrap-option="no-wrap"/>
    </style:style>
    <style:style style:name="gr66" style:family="graphic" style:parent-style-name="standard">
      <style:graphic-properties draw:fill-color="#ff3333" draw:textarea-horizontal-align="justify" draw:textarea-vertical-align="middle" draw:auto-grow-height="false" fo:min-height="0cm" fo:min-width="0cm"/>
    </style:style>
    <style:style style:name="gr67" style:family="graphic" style:parent-style-name="standard">
      <style:graphic-properties draw:fill-color="#009933" draw:textarea-vertical-align="middle"/>
    </style:style>
    <style:style style:name="gr68" style:family="graphic" style:parent-style-name="standard">
      <style:graphic-properties svg:stroke-color="#000000" draw:fill-color="#ff3333" draw:textarea-vertical-align="middle"/>
    </style:style>
    <style:style style:name="gr69" style:family="graphic" style:parent-style-name="standard">
      <style:graphic-properties draw:stroke="dash" draw:stroke-dash="Ultrafine_20_2_20_Dots_20_3_20_Dashes" svg:stroke-color="#009933" draw:textarea-horizontal-align="center" draw:textarea-vertical-align="middle"/>
    </style:style>
    <style:style style:name="gr70" style:family="graphic" style:parent-style-name="standard">
      <style:graphic-properties draw:stroke="dash" draw:stroke-dash="Ultrafine_20_2_20_Dots_20_3_20_Dashes" svg:stroke-color="#ff3333" draw:textarea-horizontal-align="center" draw:textarea-vertical-align="middle"/>
    </style:style>
    <style:style style:name="gr71" style:family="graphic" style:parent-style-name="standard">
      <style:graphic-properties draw:fill-color="#ff3333" draw:textarea-horizontal-align="justify" draw:textarea-vertical-align="middle" draw:auto-grow-height="false" fo:min-height="0cm" fo:min-width="0cm" fo:wrap-option="no-wrap"/>
    </style:style>
    <style:style style:name="gr72" style:family="graphic" style:parent-style-name="standard">
      <style:graphic-properties draw:fill-color="#009933" draw:textarea-horizontal-align="justify" draw:textarea-vertical-align="middle" draw:auto-grow-height="false" fo:min-height="0cm" fo:min-width="0cm"/>
    </style:style>
    <style:style style:name="gr73" style:family="graphic" style:parent-style-name="standard">
      <style:graphic-properties draw:fill-color="#ff3333" draw:textarea-vertical-align="middle"/>
    </style:style>
    <style:style style:name="gr74" style:family="graphic" style:parent-style-name="standard">
      <style:graphic-properties svg:stroke-color="#000000" draw:fill-color="#009933" draw:textarea-vertical-align="middle"/>
    </style:style>
    <style:style style:name="gr75" style:family="graphic" style:parent-style-name="standard">
      <style:graphic-properties draw:stroke="dash" draw:stroke-dash="Ultrafine_20_2_20_Dots_20_3_20_Dashes" svg:stroke-color="#ff3333" draw:fill-color="#000000" draw:textarea-horizontal-align="center" draw:textarea-vertical-align="middle"/>
    </style:style>
    <style:style style:name="gr76" style:family="graphic" style:parent-style-name="standard">
      <style:graphic-properties draw:stroke="dash" draw:stroke-dash="Ultrafine_20_2_20_Dots_20_3_20_Dashes" svg:stroke-color="#009933" draw:fill-color="#000000" draw:textarea-horizontal-align="center" draw:textarea-vertical-align="middle"/>
    </style:style>
    <style:style style:name="gr77" style:family="graphic" style:parent-style-name="objectwithoutfill">
      <style:graphic-properties draw:stroke="dash" draw:stroke-dash="Line_20_Style_20_9" svg:stroke-width="0.053cm" draw:marker-start-width="0.379cm" draw:marker-end-width="0.379cm" draw:fill="none" draw:textarea-horizontal-align="center" draw:textarea-vertical-align="middle" fo:padding-top="0.151cm" fo:padding-bottom="0.151cm" fo:padding-left="0.276cm" fo:padding-right="0.276cm"/>
    </style:style>
    <style:style style:name="gr78" style:family="graphic" style:parent-style-name="standard">
      <style:graphic-properties draw:stroke="none" svg:stroke-color="#000000" draw:fill="none" draw:fill-color="#ffffff" draw:textarea-horizontal-align="left" draw:auto-grow-height="true" draw:auto-grow-width="false" fo:min-height="1.435cm" fo:min-width="0cm"/>
    </style:style>
    <style:style style:name="gr79" style:family="graphic" style:parent-style-name="standard">
      <style:graphic-properties draw:stroke="none" svg:stroke-color="#000000" draw:fill="none" draw:fill-color="#ffffff" draw:textarea-horizontal-align="left" draw:auto-grow-height="true" draw:auto-grow-width="false" fo:min-height="2.869cm" fo:min-width="0cm"/>
    </style:style>
    <style:style style:name="gr80" style:family="graphic" style:parent-style-name="standard">
      <style:graphic-properties draw:fill-color="#83caff" draw:textarea-vertical-align="middle"/>
    </style:style>
    <style:style style:name="gr81" style:family="graphic" style:parent-style-name="standard">
      <style:graphic-properties draw:stroke="dash" draw:stroke-dash="Ultrafine_20_2_20_Dots_20_3_20_Dashes" svg:stroke-color="#000000"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4pt" style:font-size-asian="12pt" style:font-size-complex="12pt"/>
    </style:style>
    <style:style style:name="P4" style:family="paragraph">
      <style:paragraph-properties fo:text-align="center"/>
      <style:text-properties fo:font-size="15pt" style:font-size-asian="15pt" style:font-size-complex="15pt"/>
    </style:style>
    <style:style style:name="P5" style:family="paragraph">
      <style:text-properties fo:font-size="15pt" style:font-size-asian="15pt" style:font-size-complex="15pt"/>
    </style:style>
    <style:style style:name="P6" style:family="paragraph">
      <style:paragraph-properties fo:text-align="center"/>
      <style:text-properties fo:font-size="12pt" style:font-size-asian="18pt" style:font-weight-asian="normal" style:font-size-complex="18pt"/>
    </style:style>
    <style:style style:name="P7" style:family="paragraph">
      <style:text-properties fo:font-size="8pt" style:font-size-asian="8pt" style:font-size-complex="8pt"/>
    </style:style>
    <style:style style:name="P8" style:family="paragraph">
      <style:paragraph-properties fo:text-align="center"/>
      <style:text-properties fo:font-size="8pt" style:font-size-asian="8pt" style:font-size-complex="8pt"/>
    </style:style>
    <style:style style:name="P9" style:family="paragraph">
      <style:text-properties fo:font-size="8pt" fo:font-style="italic" style:font-size-asian="18pt" style:font-style-asian="italic" style:font-weight-asian="normal" style:font-size-complex="18pt" style:font-style-complex="italic"/>
    </style:style>
    <style:style style:name="P10" style:family="paragraph">
      <style:text-properties fo:font-size="14pt" style:text-underline-style="solid" style:text-underline-width="auto" style:text-underline-color="font-color" style:font-size-asian="14pt" style:font-size-complex="14pt"/>
    </style:style>
    <style:style style:name="P11" style:family="paragraph">
      <style:paragraph-properties fo:text-align="center"/>
      <style:text-properties fo:color="#000000"/>
    </style:style>
    <style:style style:name="P12" style:family="paragraph">
      <style:text-properties fo:font-size="10pt" style:font-size-asian="10pt" style:font-size-complex="10pt"/>
    </style:style>
    <style:style style:name="P13" style:family="paragraph">
      <style:text-properties fo:font-size="8pt" style:font-size-asian="8pt" style:font-weight-asian="normal" style:font-size-complex="8pt"/>
    </style:style>
    <style:style style:name="P14" style:family="paragraph">
      <style:text-properties fo:font-size="12pt" style:font-size-asian="12pt" style:font-size-complex="12pt"/>
    </style:style>
    <style:style style:name="P15" style:family="paragraph">
      <style:paragraph-properties fo:text-align="center"/>
      <style:text-properties fo:font-size="12pt" style:font-size-asian="12pt" style:font-size-complex="12pt"/>
    </style:style>
    <style:style style:name="P16" style:family="paragraph">
      <style:text-properties fo:font-size="10pt" fo:font-style="italic" style:font-size-asian="10pt" style:font-style-asian="italic" style:font-size-complex="10pt" style:font-style-complex="italic"/>
    </style:style>
    <style:style style:name="P17" style:family="paragraph">
      <style:paragraph-properties fo:text-align="start"/>
    </style:style>
    <style:style style:name="P18" style:family="paragraph">
      <style:paragraph-properties fo:text-align="start"/>
      <style:text-properties fo:font-size="10pt" style:font-size-asian="10pt" style:font-size-complex="10pt"/>
    </style:style>
    <style:style style:name="P19" style:family="paragraph">
      <style:paragraph-properties fo:text-align="center"/>
      <style:text-properties fo:font-size="12pt" fo:font-weight="normal" style:font-size-asian="12pt" style:font-weight-asian="normal" style:font-size-complex="12pt" style:font-weight-complex="normal"/>
    </style:style>
    <style:style style:name="P20" style:family="paragraph">
      <style:paragraph-properties fo:text-align="start"/>
      <style:text-properties fo:font-size="15pt" style:font-size-asian="15pt" style:font-size-complex="15pt"/>
    </style:style>
    <style:style style:name="P21" style:family="paragraph">
      <style:paragraph-properties fo:text-align="center"/>
      <style:text-properties fo:font-size="14pt"/>
    </style:style>
    <style:style style:name="P22" style:family="paragraph">
      <style:text-properties fo:font-size="18pt"/>
    </style:style>
    <style:style style:name="P23" style:family="paragraph">
      <style:text-properties fo:font-size="12pt" fo:font-style="italic" style:font-size-asian="12pt" style:font-style-asian="italic" style:font-size-complex="12pt" style:font-style-complex="italic"/>
    </style:style>
    <style:style style:name="P24" style:family="paragraph">
      <style:paragraph-properties fo:text-align="center"/>
      <style:text-properties fo:font-size="10pt" style:font-size-asian="10pt" style:font-size-complex="10pt"/>
    </style:style>
    <style:style style:name="T1" style:family="text">
      <style:text-properties fo:font-size="14pt" style:font-size-asian="14pt" style:font-size-complex="14pt"/>
    </style:style>
    <style:style style:name="T2" style:family="text">
      <style:text-properties fo:font-size="14pt" style:font-size-asian="12pt" style:font-size-complex="12pt"/>
    </style:style>
    <style:style style:name="T3" style:family="text">
      <style:text-properties fo:font-size="15pt" style:font-size-asian="15pt" style:font-size-complex="15pt"/>
    </style:style>
    <style:style style:name="T4" style:family="text">
      <style:text-properties fo:font-size="12pt" style:font-size-asian="18pt" style:font-weight-asian="normal" style:font-size-complex="18pt"/>
    </style:style>
    <style:style style:name="T5" style:family="text">
      <style:text-properties fo:font-size="8pt" style:font-size-asian="8pt" style:font-size-complex="8pt"/>
    </style:style>
    <style:style style:name="T6" style:family="text">
      <style:text-properties fo:font-size="8pt" fo:font-style="italic" style:font-size-asian="18pt" style:font-style-asian="italic" style:font-weight-asian="normal" style:font-size-complex="18pt" style:font-style-complex="italic"/>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0pt" style:font-size-asian="10pt" style:font-size-complex="10pt"/>
    </style:style>
    <style:style style:name="T9" style:family="text">
      <style:text-properties fo:font-size="8pt" style:font-size-asian="8pt" style:font-weight-asian="normal" style:font-size-complex="8pt"/>
    </style:style>
    <style:style style:name="T10" style:family="text">
      <style:text-properties fo:font-size="12pt" style:font-size-asian="12pt" style:font-size-complex="12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12.7cm" svg:height="1.015cm" svg:x="7.62cm" svg:y="11.939cm">
          <text:p text:style-name="P1"><text:span text:style-name="T1">terpene-platform-*</text:span></text:p>
        </draw:rect>
        <draw:rect draw:style-name="gr2" draw:text-style-name="P3" draw:layer="layout" svg:width="5.08cm" svg:height="1.154cm" draw:transform="rotate (1.5707963267946) translate (12.239cm 10.922cm)">
          <text:p text:style-name="P1"><text:span text:style-name="T2">config</text:span></text:p>
        </draw:rect>
        <draw:rect draw:style-name="gr2" draw:text-style-name="P3" draw:layer="layout" svg:width="5.296cm" svg:height="1.156cm" draw:transform="rotate (1.5707963267946) translate (7.62cm 11.138cm)">
          <text:p text:style-name="P1"><text:span text:style-name="T2">platform</text:span></text:p>
        </draw:rect>
        <draw:rect draw:style-name="gr2" draw:text-style-name="P3" draw:layer="layout" svg:width="5.296cm" svg:height="1.154cm" draw:transform="rotate (1.5707963267946) translate (8.793cm 11.138cm)">
          <text:p text:style-name="P1"><text:span text:style-name="T2">monitor</text:span></text:p>
        </draw:rect>
        <draw:rect draw:style-name="gr2" draw:text-style-name="P3" draw:layer="layout" svg:width="5.296cm" svg:height="1.154cm" draw:transform="rotate (1.5707963267946) translate (9.947cm 11.138cm)">
          <text:p text:style-name="P1"><text:span text:style-name="T2">security</text:span></text:p>
        </draw:rect>
        <draw:rect draw:style-name="gr3" draw:text-style-name="P2" draw:layer="layout" svg:width="12.7cm" svg:height="1.017cm" svg:x="7.62cm" svg:y="10.922cm">
          <text:p text:style-name="P1"><text:span text:style-name="T1">terpene-service</text:span></text:p>
        </draw:rect>
        <draw:rect draw:style-name="gr4" draw:text-style-name="P3" draw:layer="layout" svg:width="5.08cm" svg:height="1.154cm" draw:transform="rotate (1.5707963267946) translate (13.393cm 10.922cm)">
          <text:p text:style-name="P1"><text:span text:style-name="T2">event</text:span></text:p>
        </draw:rect>
        <draw:rect draw:style-name="gr4" draw:text-style-name="P3" draw:layer="layout" svg:width="5.08cm" svg:height="1.154cm" draw:transform="rotate (1.5707963267946) translate (14.547cm 10.922cm)">
          <text:p text:style-name="P1"><text:span text:style-name="T2">file</text:span></text:p>
        </draw:rect>
        <draw:rect draw:style-name="gr2" draw:text-style-name="P3" draw:layer="layout" svg:width="5.08cm" svg:height="1.155cm" draw:transform="rotate (1.5707963267946) translate (11.101cm 10.922cm)">
          <text:p text:style-name="P1"><text:span text:style-name="T2">task</text:span></text:p>
        </draw:rect>
        <draw:rect draw:style-name="gr4" draw:text-style-name="P3" draw:layer="layout" svg:width="5.08cm" svg:height="1.155cm" draw:transform="rotate (1.5707963267946) translate (15.701cm 10.922cm)">
          <text:p text:style-name="P1"><text:span text:style-name="T2">blob</text:span></text:p>
        </draw:rect>
        <draw:rect draw:style-name="gr4" draw:text-style-name="P3" draw:layer="layout" svg:width="5.08cm" svg:height="1.155cm" draw:transform="rotate (1.5707963267946) translate (16.856cm 10.922cm)">
          <text:p text:style-name="P1"><text:span text:style-name="T2">image</text:span></text:p>
        </draw:rect>
        <draw:rect draw:style-name="gr4" draw:text-style-name="P3" draw:layer="layout" svg:width="5.08cm" svg:height="1.153cm" draw:transform="rotate (1.5707963267946) translate (18.011cm 10.922cm)">
          <text:p text:style-name="P1"><text:span text:style-name="T2">console</text:span></text:p>
        </draw:rect>
        <draw:rect draw:style-name="gr4" draw:text-style-name="P3" draw:layer="layout" svg:width="5.08cm" svg:height="1.156cm" draw:transform="rotate (1.5707963267946) translate (19.164cm 10.922cm)">
          <text:p text:style-name="P1"><text:span text:style-name="T2">entity</text:span></text:p>
        </draw:rect>
        <draw:rect draw:style-name="gr5" draw:text-style-name="P4" draw:layer="layout" svg:width="4.188cm" svg:height="1.27cm" svg:x="7.607cm" svg:y="12.949cm">
          <text:p text:style-name="P1"><text:span text:style-name="T3">component1</text:span></text:p>
        </draw:rect>
        <draw:rect draw:style-name="gr5" draw:text-style-name="P4" draw:layer="layout" svg:width="4.245cm" svg:height="1.27cm" svg:x="11.797cm" svg:y="12.949cm">
          <text:p text:style-name="P1"><text:span text:style-name="T3">component2</text:span></text:p>
        </draw:rect>
        <draw:rect draw:style-name="gr5" draw:text-style-name="P4" draw:layer="layout" svg:width="4.269cm" svg:height="1.27cm" svg:x="16.044cm" svg:y="12.949cm">
          <text:p text:style-name="P1"><text:span text:style-name="T3">component3</text:span></text:p>
        </draw:rect>
        <draw:custom-shape draw:style-name="gr6" draw:text-style-name="P1" draw:layer="layout" svg:width="1.27cm" svg:height="4.91cm" svg:x="20.555cm" svg:y="5.9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1" draw:layer="layout" svg:width="1.27cm" svg:height="1.988cm" svg:x="20.585cm" svg:y="10.9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1" draw:layer="layout" svg:width="1.27cm" svg:height="1.207cm" svg:x="20.585cm" svg:y="13.0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1" draw:layer="layout" svg:width="1.27cm" svg:height="4.57cm" draw:transform="rotate (1.5707963267946) translate (7.65cm 5.5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1" draw:layer="layout" svg:width="1.27cm" svg:height="7.981cm" draw:transform="rotate (1.5707963267946) translate (12.305cm 5.5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5" draw:layer="layout" svg:width="4.282cm" svg:height="0.839cm" svg:x="22.029cm" svg:y="13.265cm">
          <draw:text-box>
            <text:p><text:span text:style-name="T3">Component Tier</text:span></text:p>
          </draw:text-box>
        </draw:frame>
        <draw:frame draw:style-name="gr8" draw:text-style-name="P5" draw:layer="layout" svg:width="4.909cm" svg:height="1.427cm" svg:x="22.029cm" svg:y="11.266cm">
          <draw:text-box>
            <text:p><text:span text:style-name="T3">Terpene Execution</text:span></text:p>
            <text:p><text:span text:style-name="T3">Environment</text:span></text:p>
          </draw:text-box>
        </draw:frame>
        <draw:frame draw:style-name="gr9" draw:text-style-name="P5" draw:layer="layout" svg:width="4.346cm" svg:height="1.427cm" svg:x="22.029cm" svg:y="7.566cm">
          <draw:text-box>
            <text:p><text:span text:style-name="T3">Terpene Service</text:span></text:p>
            <text:p><text:span text:style-name="T3">Tier</text:span></text:p>
          </draw:text-box>
        </draw:frame>
        <draw:frame draw:style-name="gr10" draw:text-style-name="P5" draw:layer="layout" svg:width="4.85cm" svg:height="0.839cm" svg:x="7.485cm" svg:y="3.336cm">
          <draw:text-box>
            <text:p><text:span text:style-name="T3">Required Services</text:span></text:p>
          </draw:text-box>
        </draw:frame>
        <draw:frame draw:style-name="gr11" draw:text-style-name="P5" draw:layer="layout" svg:width="4.672cm" svg:height="0.839cm" svg:x="13.998cm" svg:y="3.336cm">
          <draw:text-box>
            <text:p><text:span text:style-name="T3">Optional Services</text:span></text:p>
          </draw:text-box>
        </draw:frame>
      </draw:page>
      <draw:page draw:name="page2" draw:style-name="dp1" draw:master-page-name="Default">
        <draw:rect draw:style-name="gr12" draw:text-style-name="P6" draw:layer="layout" svg:width="1.27cm" svg:height="0.635cm" svg:x="1cm" svg:y="10.425cm">
          <text:p text:style-name="P1"><text:span text:style-name="T4">GETS</text:span></text:p>
        </draw:rect>
        <draw:rect draw:style-name="gr13" draw:text-style-name="P6" draw:layer="layout" svg:width="2.54cm" svg:height="0.635cm" svg:x="6.715cm" svg:y="9.255cm">
          <text:p text:style-name="P1"><text:span text:style-name="T4">transformer</text:span></text:p>
        </draw:rect>
        <draw:rect draw:style-name="gr14" draw:text-style-name="P6" draw:layer="layout" svg:width="1.905cm" svg:height="0.635cm" svg:x="15.27cm" svg:y="9.16cm">
          <text:p text:style-name="P1"><text:span text:style-name="T4">LNI</text:span></text:p>
        </draw:rect>
        <draw:rect draw:style-name="gr12" draw:text-style-name="P6" draw:layer="layout" svg:width="2.54cm" svg:height="0.635cm" svg:x="17.175cm" svg:y="5.845cm">
          <text:p text:style-name="P1"><text:span text:style-name="T4">geoserver</text:span></text:p>
        </draw:rect>
        <draw:custom-shape draw:style-name="gr15" draw:text-style-name="P6" draw:layer="layout" svg:width="1.27cm" svg:height="1.27cm" svg:x="11.46cm" svg:y="5.4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4" draw:text-style-name="P6" draw:layer="layout" svg:width="1.905cm" svg:height="0.635cm" svg:x="15.271cm" svg:y="10.161cm">
          <text:p text:style-name="P1"><text:span text:style-name="T4">Quellfire</text:span></text:p>
        </draw:rect>
        <draw:rect draw:style-name="gr14" draw:text-style-name="P6" draw:layer="layout" svg:width="1.905cm" svg:height="0.635cm" svg:x="15.272cm" svg:y="11.162cm">
          <text:p text:style-name="P1"><text:span text:style-name="T4">NES</text:span></text:p>
        </draw:rect>
        <draw:rect draw:style-name="gr14" draw:text-style-name="P6" draw:layer="layout" svg:width="1.905cm" svg:height="0.635cm" svg:x="15.273cm" svg:y="12.163cm">
          <text:p text:style-name="P1"><text:span text:style-name="T4">UWP</text:span></text:p>
        </draw:rect>
        <draw:rect draw:style-name="gr14" draw:text-style-name="P6" draw:layer="layout" svg:width="1.905cm" svg:height="0.635cm" svg:x="15.274cm" svg:y="13.164cm">
          <text:p text:style-name="P1"><text:span text:style-name="T4">BVI</text:span></text:p>
        </draw:rect>
        <draw:rect draw:style-name="gr14" draw:text-style-name="P6" draw:layer="layout" svg:width="1.905cm" svg:height="0.635cm" svg:x="15.275cm" svg:y="14.165cm">
          <text:p text:style-name="P1"><text:span text:style-name="T4">NGDS</text:span></text:p>
        </draw:rect>
        <draw:line draw:style-name="gr16" draw:text-style-name="P1" draw:layer="layout" svg:x1="8.62cm" svg:y1="8.952cm" svg:x2="11.46cm" svg:y2="6.08cm">
          <text:p/>
        </draw:line>
        <draw:line draw:style-name="gr16" draw:text-style-name="P1" draw:layer="layout" svg:x1="17.175cm" svg:y1="6.08cm" svg:x2="12.73cm" svg:y2="6.08cm">
          <text:p/>
        </draw:line>
        <draw:rect draw:style-name="gr12" draw:text-style-name="P6" draw:layer="layout" svg:width="1.615cm" svg:height="0.635cm" svg:x="22.235cm" svg:y="4.82cm">
          <text:p text:style-name="P1"><text:span text:style-name="T4">LTM</text:span></text:p>
        </draw:rect>
        <draw:frame draw:style-name="gr17" draw:text-style-name="P7" draw:layer="layout" svg:width="2.17cm" svg:height="0.887cm" svg:x="2.97cm" svg:y="9.29cm">
          <draw:text-box>
            <text:p><text:span text:style-name="T5">HTTP Polling</text:span></text:p>
            <text:p><text:span text:style-name="T5">HTTP POST</text:span></text:p>
          </draw:text-box>
        </draw:frame>
        <draw:line draw:style-name="gr16" draw:text-style-name="P1" draw:layer="layout" svg:x1="22.235cm" svg:y1="5.094cm" svg:x2="19.715cm" svg:y2="6.08cm">
          <text:p/>
        </draw:line>
        <draw:frame draw:style-name="gr18" draw:text-style-name="P8" draw:layer="layout" svg:width="2.403cm" svg:height="1.722cm" svg:x="19.937cm" svg:y="2.17cm">
          <draw:text-box>
            <text:p text:style-name="P1"><text:span text:style-name="T5">OGC</text:span></text:p>
            <text:p text:style-name="P1"><text:span text:style-name="T5">Data</text:span></text:p>
            <text:p text:style-name="P1"><text:span text:style-name="T5">Transformation</text:span></text:p>
            <text:p text:style-name="P1"><text:span text:style-name="T5">Services</text:span></text:p>
          </draw:text-box>
        </draw:frame>
        <draw:line draw:style-name="gr19" draw:text-style-name="P1" draw:layer="layout" svg:x1="25.43cm" svg:y1="5.06cm" svg:x2="23.85cm" svg:y2="5.075cm">
          <text:p/>
        </draw:line>
        <draw:frame draw:style-name="gr20" draw:text-style-name="P7" draw:layer="layout" svg:width="1.433cm" svg:height="0.569cm" svg:x="25.427cm" svg:y="4.811cm">
          <draw:text-box>
            <text:p><text:span text:style-name="T5">HTTPS</text:span></text:p>
          </draw:text-box>
        </draw:frame>
        <draw:line draw:style-name="gr19" draw:text-style-name="P1" draw:layer="layout" svg:x1="9.555cm" svg:y1="9.255cm" svg:x2="15.27cm" svg:y2="9.435cm">
          <text:p/>
        </draw:line>
        <draw:line draw:style-name="gr21" draw:text-style-name="P1" draw:layer="layout" svg:x1="9.555cm" svg:y1="9.576cm" svg:x2="15.27cm" svg:y2="10.501cm">
          <text:p/>
        </draw:line>
        <draw:line draw:style-name="gr21" draw:text-style-name="P1" draw:layer="layout" svg:x1="9.555cm" svg:y1="9.89cm" svg:x2="15.27cm" svg:y2="11.487cm">
          <text:p/>
        </draw:line>
        <draw:line draw:style-name="gr19" draw:text-style-name="P1" draw:layer="layout" svg:x1="9.555cm" svg:y1="10.239cm" svg:x2="15.27cm" svg:y2="12.473cm">
          <text:p/>
        </draw:line>
        <draw:line draw:style-name="gr22" draw:text-style-name="P1" draw:layer="layout" svg:x1="9.555cm" svg:y1="10.762cm" svg:x2="15.27cm" svg:y2="13.479cm">
          <text:p/>
        </draw:line>
        <draw:line draw:style-name="gr22" draw:text-style-name="P1" draw:layer="layout" svg:x1="9.555cm" svg:y1="11.16cm" svg:x2="15.27cm" svg:y2="14.444cm">
          <text:p/>
        </draw:line>
        <draw:frame draw:style-name="gr23" draw:text-style-name="P9" draw:layer="layout" svg:width="0.963cm" svg:height="0.573cm" svg:x="11.395cm" svg:y="8.786cm">
          <draw:text-box>
            <text:p><text:span text:style-name="T6">sftp</text:span></text:p>
          </draw:text-box>
        </draw:frame>
        <draw:frame draw:style-name="gr24" draw:text-style-name="P9" draw:layer="layout" svg:width="1.27cm" svg:height="0.573cm" draw:transform="rotate (-0.0872664626008864) translate (11.41cm 9.355cm)">
          <draw:text-box>
            <text:p><text:span text:style-name="T6">https</text:span></text:p>
          </draw:text-box>
        </draw:frame>
        <draw:frame draw:style-name="gr24" draw:text-style-name="P9" draw:layer="layout" svg:width="1.27cm" svg:height="0.573cm" draw:transform="rotate (-0.174532925200587) translate (11.456cm 9.95cm)">
          <draw:text-box>
            <text:p><text:span text:style-name="T6">https</text:span></text:p>
          </draw:text-box>
        </draw:frame>
        <draw:frame draw:style-name="gr24" draw:text-style-name="P9" draw:layer="layout" svg:width="1.27cm" svg:height="0.573cm" draw:transform="rotate (-0.261799387800286) translate (11.488cm 10.501cm)">
          <draw:text-box>
            <text:p><text:span text:style-name="T6">https</text:span></text:p>
          </draw:text-box>
        </draw:frame>
        <draw:frame draw:style-name="gr24" draw:text-style-name="P9" draw:layer="layout" svg:width="1.27cm" svg:height="0.573cm" draw:transform="rotate (-0.349065850399987) translate (11.455cm 11.16cm)">
          <draw:text-box>
            <text:p><text:span text:style-name="T6">https</text:span></text:p>
          </draw:text-box>
        </draw:frame>
        <draw:frame draw:style-name="gr24" draw:text-style-name="P9" draw:layer="layout" svg:width="1.27cm" svg:height="0.573cm" draw:transform="rotate (-0.523598775599386) translate (11.339cm 11.628cm)">
          <draw:text-box>
            <text:p><text:span text:style-name="T6">https</text:span></text:p>
          </draw:text-box>
        </draw:frame>
        <draw:rect draw:style-name="gr12" draw:text-style-name="P6" draw:layer="layout" svg:width="3.175cm" svg:height="0.635cm" svg:x="20.015cm" svg:y="11.16cm">
          <text:p text:style-name="P1"><text:span text:style-name="T4">GETS System</text:span></text:p>
        </draw:rect>
        <draw:frame draw:style-name="gr25" draw:text-style-name="P10" draw:layer="layout" svg:width="2.153cm" svg:height="0.806cm" svg:x="19.745cm" svg:y="10.198cm">
          <draw:text-box>
            <text:p><text:span text:style-name="T7">Legend</text:span></text:p>
          </draw:text-box>
        </draw:frame>
        <draw:rect draw:style-name="gr14" draw:text-style-name="P6" draw:layer="layout" svg:width="3.175cm" svg:height="0.635cm" svg:x="20.015cm" svg:y="12.13cm">
          <text:p text:style-name="P1"><text:span text:style-name="T4">External System</text:span></text:p>
        </draw:rect>
        <draw:line draw:style-name="gr26" draw:text-style-name="P11" draw:layer="layout" svg:x1="20.015cm" svg:y1="13.98cm" svg:x2="21.92cm" svg:y2="13.98cm">
          <text:p/>
        </draw:line>
        <draw:frame draw:style-name="gr27" draw:text-style-name="P12" draw:layer="layout" svg:width="3.906cm" svg:height="0.645cm" svg:x="21.824cm" svg:y="13.63cm">
          <draw:text-box>
            <text:p><text:span text:style-name="T8">Bidirectional data flow</text:span></text:p>
          </draw:text-box>
        </draw:frame>
        <draw:frame draw:style-name="gr28" draw:text-style-name="P12" draw:layer="layout" svg:width="4.122cm" svg:height="0.645cm" svg:x="21.824cm" svg:y="12.971cm">
          <draw:text-box>
            <text:p><text:span text:style-name="T8">Unidirectional data flow</text:span></text:p>
          </draw:text-box>
        </draw:frame>
        <draw:line draw:style-name="gr16" draw:text-style-name="P1" draw:layer="layout" svg:x1="20.115cm" svg:y1="13.303cm" svg:x2="21.924cm" svg:y2="13.303cm">
          <text:p/>
        </draw:line>
        <draw:rect draw:style-name="gr29" draw:text-style-name="P1" draw:layer="layout" svg:width="6.35cm" svg:height="6.35cm" svg:x="19.715cm" svg:y="9.89cm">
          <text:p/>
        </draw:rect>
        <draw:rect draw:style-name="gr13" draw:text-style-name="P6" draw:layer="layout" svg:width="2.54cm" svg:height="0.635cm" svg:x="6.715cm" svg:y="10.156cm">
          <text:p text:style-name="P1"><text:span text:style-name="T4">transformer</text:span></text:p>
        </draw:rect>
        <draw:rect draw:style-name="gr13" draw:text-style-name="P6" draw:layer="layout" svg:width="2.54cm" svg:height="0.635cm" svg:x="6.715cm" svg:y="11.056cm">
          <text:p text:style-name="P1"><text:span text:style-name="T4">transformer</text:span></text:p>
        </draw:rect>
        <draw:rect draw:style-name="gr12" draw:text-style-name="P6" draw:layer="layout" svg:width="1.615cm" svg:height="0.635cm" svg:x="3.83cm" svg:y="10.39cm">
          <text:p text:style-name="P1"><text:span text:style-name="T4">LTM</text:span></text:p>
        </draw:rect>
        <draw:rect draw:style-name="gr29" draw:text-style-name="P1" draw:layer="layout" svg:width="3.175cm" svg:height="3.48cm" svg:x="6.38cm" svg:y="8.952cm">
          <text:p/>
        </draw:rect>
        <draw:frame draw:style-name="gr30" draw:text-style-name="P7" draw:layer="layout" svg:width="1.522cm" svg:height="0.569cm" svg:x="8.178cm" svg:y="11.961cm">
          <draw:text-box>
            <text:p><text:span text:style-name="T5">Terpene</text:span></text:p>
          </draw:text-box>
        </draw:frame>
        <draw:line draw:style-name="gr16" draw:text-style-name="P1" draw:layer="layout" svg:x1="6.38cm" svg:y1="10.721cm" svg:x2="5.445cm" svg:y2="10.725cm">
          <text:p/>
        </draw:line>
        <draw:line draw:style-name="gr16" draw:text-style-name="P1" draw:layer="layout" svg:x1="3.83cm" svg:y1="10.742cm" svg:x2="2.27cm" svg:y2="10.742cm">
          <text:p/>
        </draw:line>
        <draw:rect draw:style-name="gr12" draw:text-style-name="P6" draw:layer="layout" svg:width="2.54cm" svg:height="0.635cm" svg:x="17.175cm" svg:y="3.646cm">
          <text:p text:style-name="P1"><text:span text:style-name="T4">geoserver</text:span></text:p>
        </draw:rect>
        <draw:line draw:style-name="gr16" draw:text-style-name="P1" draw:layer="layout" svg:x1="22.235cm" svg:y1="5.094cm" svg:x2="19.715cm" svg:y2="3.983cm">
          <text:p/>
        </draw:line>
        <draw:line draw:style-name="gr16" draw:text-style-name="P1" draw:layer="layout" svg:x1="17.175cm" svg:y1="3.923cm" svg:x2="12.73cm" svg:y2="3.923cm">
          <text:p/>
        </draw:line>
        <draw:custom-shape draw:style-name="gr15" draw:text-style-name="P6" draw:layer="layout" svg:width="1.27cm" svg:height="1.27cm" svg:x="11.46cm" svg:y="3.3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6" draw:text-style-name="P1" draw:layer="layout" svg:x1="20.116cm" svg:y1="14.803cm" svg:x2="21.925cm" svg:y2="14.803cm">
          <text:p/>
        </draw:line>
        <draw:line draw:style-name="gr19" draw:text-style-name="P1" draw:layer="layout" svg:x1="20.116cm" svg:y1="15.503cm" svg:x2="21.925cm" svg:y2="15.503cm">
          <text:p/>
        </draw:line>
        <draw:frame draw:style-name="gr31" draw:text-style-name="P12" draw:layer="layout" svg:width="2.885cm" svg:height="0.645cm" svg:x="21.824cm" svg:y="14.491cm">
          <draw:text-box>
            <text:p><text:span text:style-name="T8">private network</text:span></text:p>
          </draw:text-box>
        </draw:frame>
        <draw:frame draw:style-name="gr32" draw:text-style-name="P12" draw:layer="layout" svg:width="2.746cm" svg:height="0.645cm" svg:x="21.824cm" svg:y="15.191cm">
          <draw:text-box>
            <text:p><text:span text:style-name="T8">public network</text:span></text:p>
          </draw:text-box>
        </draw:frame>
        <draw:frame draw:style-name="gr33" draw:text-style-name="P13" draw:layer="layout" svg:width="1.565cm" svg:height="0.569cm" svg:x="11.36cm" svg:y="3.606cm">
          <draw:text-box>
            <text:p><text:span text:style-name="T9">PostGIS</text:span></text:p>
          </draw:text-box>
        </draw:frame>
        <draw:frame draw:style-name="gr33" draw:text-style-name="P13" draw:layer="layout" svg:width="1.565cm" svg:height="0.569cm" svg:x="11.361cm" svg:y="5.707cm">
          <draw:text-box>
            <text:p><text:span text:style-name="T9">PostGIS</text:span></text:p>
          </draw:text-box>
        </draw:frame>
        <draw:frame draw:style-name="gr34" draw:text-style-name="P7" draw:layer="layout" svg:width="1.243cm" svg:height="0.569cm" svg:x="20.25cm" svg:y="4.776cm">
          <draw:text-box>
            <text:p><text:span text:style-name="T5">HTTP</text:span></text:p>
          </draw:text-box>
        </draw:frame>
        <draw:line draw:style-name="gr35" draw:text-style-name="P1" draw:layer="layout" svg:x1="21.755cm" svg:y1="4.175cm" svg:x2="21.755cm" svg:y2="6.08cm">
          <text:p/>
        </draw:line>
        <draw:frame draw:style-name="gr36" draw:text-style-name="P14" draw:layer="layout" svg:width="1.92cm" svg:height="0.725cm" svg:x="20.774cm" svg:y="5.88cm">
          <draw:text-box>
            <text:p><text:span text:style-name="T10">demarc</text:span></text:p>
          </draw:text-box>
        </draw:frame>
        <draw:line draw:style-name="gr16" draw:text-style-name="P1" draw:layer="layout" svg:x1="8.62cm" svg:y1="8.952cm" svg:x2="11.46cm" svg:y2="4.023cm">
          <text:p/>
        </draw:line>
      </draw:page>
      <draw:page draw:name="page3" draw:style-name="dp1" draw:master-page-name="Default">
        <draw:rect draw:style-name="gr37" draw:text-style-name="P1" xml:id="id7" draw:id="id7" draw:layer="layout" svg:width="4.445cm" svg:height="4.445cm" svg:x="7.985cm" svg:y="5.58cm">
          <text:p/>
        </draw:rect>
        <draw:rect draw:style-name="gr12" draw:text-style-name="P15" xml:id="id6" draw:id="id6" draw:layer="layout" svg:width="3.175cm" svg:height="1.27cm" svg:x="2.27cm" svg:y="7.15cm">
          <text:p text:style-name="P15"><text:span text:style-name="T10">GETS</text:span></text:p>
        </draw:rect>
        <draw:g xml:id="id4" draw:id="id4">
          <draw:custom-shape draw:style-name="gr38" draw:text-style-name="P1" draw:layer="layout" svg:width="1.27cm" svg:height="3.175cm" draw:transform="rotate (1.5707963267946) translate (8.62cm 7.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14" draw:layer="layout" svg:width="1.349cm" svg:height="1.07cm" svg:x="9.788cm" svg:y="6.25cm">
            <draw:text-box>
              <text:p text:style-name="P14"><text:span text:style-name="T10">JMS</text:span></text:p>
            </draw:text-box>
          </draw:frame>
        </draw:g>
        <draw:rect draw:style-name="gr12" draw:text-style-name="P15" xml:id="id1" draw:id="id1" draw:layer="layout" svg:width="3.81cm" svg:height="1.27cm" svg:x="14.335cm" svg:y="5.445cm">
          <text:p text:style-name="P15"><text:span text:style-name="T10">GETS_NES_1.2</text:span></text:p>
        </draw:rect>
        <draw:custom-shape draw:style-name="gr40" draw:text-style-name="P15" xml:id="id2" draw:id="id2" draw:layer="layout" svg:width="3.81cm" svg:height="1.905cm" svg:x="21.955cm" svg:y="6.85cm">
          <text:p text:style-name="P1"><text:span text:style-name="T10">N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2" draw:text-style-name="P15" xml:id="id3" draw:id="id3" draw:layer="layout" svg:width="3.81cm" svg:height="1.27cm" svg:x="14.335cm" svg:y="8.72cm">
          <text:p text:style-name="P15"><text:span text:style-name="T10">GETS_NES_1.2</text:span></text:p>
        </draw:rect>
        <draw:frame draw:style-name="gr41" draw:text-style-name="P16" draw:layer="layout" svg:width="1.653cm" svg:height="0.645cm" svg:x="16.492cm" svg:y="6.715cm">
          <draw:text-box>
            <text:p text:style-name="P16"><text:span text:style-name="T11">soa174</text:span></text:p>
          </draw:text-box>
        </draw:frame>
        <draw:frame draw:style-name="gr41" draw:text-style-name="P16" draw:layer="layout" svg:width="1.653cm" svg:height="0.645cm" svg:x="16.492cm" svg:y="9.88cm">
          <draw:text-box>
            <text:p text:style-name="P16"><text:span text:style-name="T11">soa175</text:span></text:p>
          </draw:text-box>
        </draw:frame>
        <draw:connector draw:style-name="gr42" draw:text-style-name="P1" draw:layer="layout" draw:type="lines" svg:x1="18.145cm" svg:y1="6.08cm" svg:x2="21.955cm" svg:y2="7.802cm" draw:start-shape="id1" draw:start-glue-point="1" draw:end-shape="id2" svg:d="M18145 6080h501l2808 1722h501">
          <text:p/>
        </draw:connector>
        <draw:connector draw:style-name="gr42" draw:text-style-name="P1" draw:layer="layout" draw:type="lines" svg:x1="18.145cm" svg:y1="9.355cm" svg:x2="21.955cm" svg:y2="7.802cm" draw:start-shape="id3" draw:start-glue-point="1" draw:end-shape="id2" draw:end-glue-point="3" svg:d="M18145 9355h501l2808-1553h501">
          <text:p/>
        </draw:connector>
        <draw:g xml:id="id5" draw:id="id5">
          <draw:custom-shape draw:style-name="gr38" draw:text-style-name="P1" draw:layer="layout" svg:width="1.27cm" svg:height="3.175cm" draw:transform="rotate (1.5707963267946) translate (8.62cm 9.81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14" draw:layer="layout" svg:width="1.349cm" svg:height="1.07cm" svg:x="9.788cm" svg:y="8.949cm">
            <draw:text-box>
              <text:p text:style-name="P14"><text:span text:style-name="T10">JMS</text:span></text:p>
            </draw:text-box>
          </draw:frame>
        </draw:g>
        <draw:connector draw:style-name="gr42" draw:text-style-name="P1" draw:layer="layout" draw:type="lines" svg:x1="10.207cm" svg:y1="7.32cm" svg:x2="10.207cm" svg:y2="8.549cm" draw:start-shape="id4" draw:start-glue-point="2" draw:end-shape="id5" draw:end-glue-point="0" svg:d="M10207 7320v500 227 502">
          <text:p/>
        </draw:connector>
        <draw:connector draw:style-name="gr42" draw:text-style-name="P1" draw:layer="layout" draw:type="lines" svg:x1="5.445cm" svg:y1="7.785cm" svg:x2="7.985cm" svg:y2="7.802cm" draw:start-shape="id6" draw:start-glue-point="1" draw:end-shape="id7" draw:end-glue-point="3" svg:d="M5445 7785h501l1538 17h501">
          <text:p/>
        </draw:connector>
        <draw:connector draw:style-name="gr42" draw:text-style-name="P1" draw:layer="layout" draw:type="lines" svg:x1="12.43cm" svg:y1="7.802cm" svg:x2="14.335cm" svg:y2="6.08cm" draw:start-shape="id7" draw:start-glue-point="1" draw:end-shape="id1" draw:end-glue-point="3" svg:d="M12430 7802h501l903-1722h501">
          <text:p/>
        </draw:connector>
        <draw:connector draw:style-name="gr42" draw:text-style-name="P1" draw:layer="layout" draw:type="lines" svg:x1="12.43cm" svg:y1="7.802cm" svg:x2="14.335cm" svg:y2="9.355cm" draw:start-shape="id7" draw:start-glue-point="1" draw:end-shape="id3" draw:end-glue-point="3" svg:d="M12430 7802h501l903 1553h501">
          <text:p/>
        </draw:connector>
        <draw:frame draw:style-name="gr43" draw:text-style-name="P14" draw:layer="layout" svg:width="1.213cm" svg:height="0.725cm" svg:x="6.372cm" svg:y="7.985cm">
          <draw:text-box>
            <text:p text:style-name="P14"><text:span text:style-name="T10">http</text:span></text:p>
          </draw:text-box>
        </draw:frame>
        <draw:frame draw:style-name="gr43" draw:text-style-name="P14" draw:layer="layout" svg:width="2.483cm" svg:height="0.725cm" svg:x="13.122cm" svg:y="7.45cm">
          <draw:text-box>
            <text:p text:style-name="P14"><text:span text:style-name="T10">OpenWire</text:span></text:p>
          </draw:text-box>
        </draw:frame>
        <draw:line draw:style-name="gr44" draw:text-style-name="P1" draw:layer="layout" svg:x1="20.05cm" svg:y1="4.81cm" svg:x2="20.05cm" svg:y2="11.16cm">
          <text:p/>
        </draw:line>
        <draw:frame draw:style-name="gr41" draw:layer="layout" svg:width="2.614cm" svg:height="0.963cm" svg:x="18.941cm" svg:y="11.467cm">
          <draw:text-box>
            <text:p>demarc</text:p>
          </draw:text-box>
        </draw:frame>
        <draw:frame draw:style-name="gr45" draw:text-style-name="P14" draw:layer="layout" svg:width="1.905cm" svg:height="1.199cm" svg:x="20.585cm" svg:y="8.42cm">
          <draw:text-box>
            <text:p text:style-name="P14"><text:span text:style-name="T10">https</text:span></text:p>
          </draw:text-box>
        </draw:frame>
      </draw:page>
      <draw:page draw:name="page4" draw:style-name="dp1" draw:master-page-name="Default">
        <draw:rect draw:style-name="gr37" draw:text-style-name="P1" xml:id="id14" draw:id="id14" draw:layer="layout" svg:width="4.445cm" svg:height="4.445cm" svg:x="7.985cm" svg:y="7.485cm">
          <text:p/>
        </draw:rect>
        <draw:rect draw:style-name="gr12" draw:text-style-name="P15" xml:id="id13" draw:id="id13" draw:layer="layout" svg:width="3.175cm" svg:height="1.27cm" svg:x="2.27cm" svg:y="9.055cm">
          <text:p text:style-name="P15"><text:span text:style-name="T10">GETS</text:span></text:p>
        </draw:rect>
        <draw:g xml:id="id11" draw:id="id11">
          <draw:custom-shape draw:style-name="gr38" draw:text-style-name="P1" draw:layer="layout" svg:width="1.27cm" svg:height="3.175cm" draw:transform="rotate (1.5707963267946) translate (8.62cm 9.02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14" draw:layer="layout" svg:width="1.349cm" svg:height="1.07cm" svg:x="9.788cm" svg:y="8.155cm">
            <draw:text-box>
              <text:p text:style-name="P14"><text:span text:style-name="T10">JMS</text:span></text:p>
            </draw:text-box>
          </draw:frame>
        </draw:g>
        <draw:rect draw:style-name="gr12" draw:text-style-name="P15" xml:id="id8" draw:id="id8" draw:layer="layout" svg:width="3.81cm" svg:height="1.27cm" svg:x="14.335cm" svg:y="7.35cm">
          <text:p text:style-name="P15"><text:span text:style-name="T10">GETS_NES_1.3</text:span></text:p>
        </draw:rect>
        <draw:custom-shape draw:style-name="gr40" draw:text-style-name="P15" xml:id="id9" draw:id="id9" draw:layer="layout" svg:width="3.81cm" svg:height="1.905cm" svg:x="21.955cm" svg:y="8.755cm">
          <text:p text:style-name="P15"><text:span text:style-name="T10">N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2" draw:text-style-name="P15" xml:id="id10" draw:id="id10" draw:layer="layout" svg:width="3.81cm" svg:height="1.27cm" svg:x="14.335cm" svg:y="10.625cm">
          <text:p text:style-name="P15"><text:span text:style-name="T10">GETS_NES_1.3</text:span></text:p>
        </draw:rect>
        <draw:frame draw:style-name="gr41" draw:text-style-name="P16" draw:layer="layout" svg:width="1.653cm" svg:height="0.645cm" svg:x="16.492cm" svg:y="8.62cm">
          <draw:text-box>
            <text:p text:style-name="P16"><text:span text:style-name="T11">soa174</text:span></text:p>
          </draw:text-box>
        </draw:frame>
        <draw:frame draw:style-name="gr41" draw:text-style-name="P16" draw:layer="layout" svg:width="1.653cm" svg:height="0.645cm" svg:x="16.492cm" svg:y="11.785cm">
          <draw:text-box>
            <text:p text:style-name="P16"><text:span text:style-name="T11">soa175</text:span></text:p>
          </draw:text-box>
        </draw:frame>
        <draw:connector draw:style-name="gr42" draw:text-style-name="P1" draw:layer="layout" draw:type="lines" svg:x1="18.145cm" svg:y1="7.985cm" svg:x2="21.955cm" svg:y2="9.707cm" draw:start-shape="id8" draw:start-glue-point="1" draw:end-shape="id9" svg:d="M18145 7985h501l2808 1722h501">
          <text:p/>
        </draw:connector>
        <draw:connector draw:style-name="gr42" draw:text-style-name="P1" draw:layer="layout" draw:type="lines" svg:x1="18.145cm" svg:y1="11.26cm" svg:x2="21.955cm" svg:y2="9.707cm" draw:start-shape="id10" draw:start-glue-point="1" draw:end-shape="id9" draw:end-glue-point="3" svg:d="M18145 11260h501l2808-1553h501">
          <text:p/>
        </draw:connector>
        <draw:g xml:id="id12" draw:id="id12">
          <draw:custom-shape draw:style-name="gr38" draw:text-style-name="P1" draw:layer="layout" svg:width="1.27cm" svg:height="3.175cm" draw:transform="rotate (1.5707963267946) translate (8.62cm 11.7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14" draw:layer="layout" svg:width="1.349cm" svg:height="1.07cm" svg:x="9.788cm" svg:y="10.854cm">
            <draw:text-box>
              <text:p text:style-name="P14"><text:span text:style-name="T10">JMS</text:span></text:p>
            </draw:text-box>
          </draw:frame>
        </draw:g>
        <draw:connector draw:style-name="gr42" draw:text-style-name="P1" draw:layer="layout" draw:type="lines" svg:x1="10.207cm" svg:y1="9.225cm" svg:x2="10.207cm" svg:y2="10.454cm" draw:start-shape="id11" draw:start-glue-point="2" draw:end-shape="id12" draw:end-glue-point="0" svg:d="M10207 9225v500 227 502">
          <text:p/>
        </draw:connector>
        <draw:connector draw:style-name="gr42" draw:text-style-name="P1" draw:layer="layout" draw:type="lines" svg:x1="5.445cm" svg:y1="9.69cm" svg:x2="7.985cm" svg:y2="9.707cm" draw:start-shape="id13" draw:start-glue-point="1" draw:end-shape="id14" draw:end-glue-point="3" svg:d="M5445 9690h501l1538 17h501">
          <text:p/>
        </draw:connector>
        <draw:connector draw:style-name="gr42" draw:text-style-name="P1" draw:layer="layout" draw:type="lines" svg:x1="12.43cm" svg:y1="9.707cm" svg:x2="14.335cm" svg:y2="7.985cm" draw:start-shape="id14" draw:start-glue-point="1" draw:end-shape="id8" draw:end-glue-point="3" svg:d="M12430 9707h501l903-1722h501">
          <text:p/>
        </draw:connector>
        <draw:connector draw:style-name="gr42" draw:text-style-name="P1" draw:layer="layout" draw:type="lines" svg:x1="12.43cm" svg:y1="9.707cm" svg:x2="14.335cm" svg:y2="11.26cm" draw:start-shape="id14" draw:start-glue-point="1" draw:end-shape="id10" draw:end-glue-point="3" svg:d="M12430 9707h501l903 1553h501">
          <text:p/>
        </draw:connector>
        <draw:frame draw:style-name="gr43" draw:text-style-name="P14" draw:layer="layout" svg:width="1.213cm" svg:height="0.725cm" svg:x="6.372cm" svg:y="9.89cm">
          <draw:text-box>
            <text:p text:style-name="P14"><text:span text:style-name="T10">http</text:span></text:p>
          </draw:text-box>
        </draw:frame>
        <draw:frame draw:style-name="gr43" draw:text-style-name="P14" draw:layer="layout" svg:width="2.483cm" svg:height="0.725cm" svg:x="13.122cm" svg:y="9.355cm">
          <draw:text-box>
            <text:p text:style-name="P14"><text:span text:style-name="T10">OpenWire</text:span></text:p>
          </draw:text-box>
        </draw:frame>
        <draw:line draw:style-name="gr44" draw:text-style-name="P1" draw:layer="layout" svg:x1="20.05cm" svg:y1="6.715cm" svg:x2="20.05cm" svg:y2="13.065cm">
          <text:p/>
        </draw:line>
        <draw:frame draw:style-name="gr41" draw:layer="layout" svg:width="2.614cm" svg:height="0.963cm" svg:x="18.941cm" svg:y="13.372cm">
          <draw:text-box>
            <text:p>demarc</text:p>
          </draw:text-box>
        </draw:frame>
        <draw:frame draw:style-name="gr45" draw:text-style-name="P14" draw:layer="layout" svg:width="1.905cm" svg:height="1.199cm" svg:x="20.35cm" svg:y="10.235cm">
          <draw:text-box>
            <text:p text:style-name="P14"><text:span text:style-name="T10">https</text:span></text:p>
          </draw:text-box>
        </draw:frame>
        <draw:connector draw:style-name="gr42" draw:text-style-name="P1" draw:layer="layout" draw:type="lines" svg:x1="16.24cm" svg:y1="8.62cm" svg:x2="16.24cm" svg:y2="10.625cm" draw:start-shape="id8" draw:start-glue-point="2" draw:end-shape="id10" draw:end-glue-point="0" svg:d="M16240 8620v501 1003 501">
          <text:p/>
        </draw:connector>
      </draw:page>
      <draw:page draw:name="page5" draw:style-name="dp1" draw:master-page-name="Default">
        <draw:rect draw:style-name="gr12" draw:text-style-name="P6" draw:layer="layout" svg:width="1.27cm" svg:height="0.635cm" svg:x="5.81cm" svg:y="5.98cm">
          <text:p text:style-name="P1"><text:span text:style-name="T4">GETS</text:span></text:p>
        </draw:rect>
        <draw:rect draw:style-name="gr14" draw:text-style-name="P6" draw:layer="layout" svg:width="1.905cm" svg:height="0.635cm" svg:x="20.05cm" svg:y="6.045cm">
          <text:p text:style-name="P1"><text:span text:style-name="T4">Quellfire</text:span></text:p>
        </draw:rect>
        <draw:line draw:style-name="gr16" draw:text-style-name="P1" draw:layer="layout" svg:x1="7.08cm" svg:y1="6.38cm" svg:x2="9.62cm" svg:y2="6.38cm">
          <text:p/>
        </draw:line>
        <draw:line draw:style-name="gr16" draw:text-style-name="P1" draw:layer="layout" svg:x1="17.525cm" svg:y1="6.38cm" svg:x2="20.065cm" svg:y2="6.38cm">
          <text:p/>
        </draw:line>
        <draw:custom-shape draw:style-name="gr46" draw:text-style-name="P18" draw:layer="layout" svg:width="1.905cm" svg:height="2.54cm" svg:x="5.345cm" svg:y="12.225cm">
          <text:p text:style-name="P17"><text:span text:style-name="T8">&lt;report&gt;</text:span></text:p>
          <text:p text:style-name="P17"><text:span text:style-name="T8">...</text:span></text:p>
          <text:p text:style-name="P17"><text:span text:style-name="T8">&lt;/report&g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6" draw:text-style-name="P18" draw:layer="layout" svg:width="1.905cm" svg:height="2.54cm" svg:x="10.925cm" svg:y="12.225cm">
          <text:p text:style-name="P17"><text:span text:style-name="T8">&lt;object&gt;</text:span></text:p>
          <text:p text:style-name="P17"><text:span text:style-name="T8">...</text:span></text:p>
          <text:p text:style-name="P17"><text:span text:style-name="T8">&lt;/object&g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rect draw:style-name="gr12" draw:text-style-name="P6" draw:layer="layout" svg:width="6.881cm" svg:height="0.861cm" svg:x="10.423cm" svg:y="4.677cm">
          <text:p text:style-name="P1"><text:span text:style-name="T4">Object event publisher</text:span></text:p>
        </draw:rect>
        <draw:rect draw:style-name="gr12" draw:text-style-name="P6" draw:layer="layout" svg:width="6.881cm" svg:height="0.86cm" svg:x="10.423cm" svg:y="5.538cm">
          <text:p text:style-name="P1"><text:span text:style-name="T4">Observation publisher</text:span></text:p>
        </draw:rect>
        <draw:rect draw:style-name="gr12" draw:text-style-name="P6" draw:layer="layout" svg:width="6.907cm" svg:height="0.859cm" svg:x="10.397cm" svg:y="6.398cm">
          <text:p text:style-name="P1"><text:span text:style-name="T4">Object-Observation Link publisher</text:span></text:p>
        </draw:rect>
        <draw:rect draw:style-name="gr12" draw:text-style-name="P6" draw:layer="layout" svg:width="6.906cm" svg:height="0.86cm" svg:x="10.398cm" svg:y="7.239cm">
          <text:p text:style-name="P1"><text:span text:style-name="T4">Report rescind/delete publisher</text:span></text:p>
        </draw:rect>
        <draw:g>
          <draw:custom-shape draw:style-name="gr47" draw:text-style-name="P1" draw:layer="layout" svg:width="1.905cm" svg:height="2.54cm" svg:x="14cm" svg:y="15.9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48" draw:text-style-name="P17" draw:layer="layout" svg:width="1.941cm" svg:height="1.434cm" svg:x="14cm" svg:y="16.471cm">
            <draw:text-box>
              <text:p text:style-name="P17"><text:span text:style-name="T8">&lt;obs&gt;</text:span></text:p>
              <text:p text:style-name="P17"><text:span text:style-name="T8">...</text:span></text:p>
              <text:p text:style-name="P17"><text:span text:style-name="T8">&lt;/obs&gt;</text:span></text:p>
            </draw:text-box>
          </draw:frame>
        </draw:g>
        <draw:g>
          <draw:custom-shape draw:style-name="gr47" draw:text-style-name="P1" draw:layer="layout" svg:width="1.905cm" svg:height="2.54cm" svg:x="14.1cm" svg:y="12.22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48" draw:text-style-name="P17" draw:layer="layout" svg:width="1.941cm" svg:height="1.434cm" svg:x="14.164cm" svg:y="12.796cm">
            <draw:text-box>
              <text:p text:style-name="P17"><text:span text:style-name="T8">&lt;link&gt;</text:span></text:p>
              <text:p text:style-name="P17"><text:span text:style-name="T8">...</text:span></text:p>
              <text:p text:style-name="P17"><text:span text:style-name="T8">&lt;/link&gt;</text:span></text:p>
            </draw:text-box>
          </draw:frame>
        </draw:g>
        <draw:line draw:style-name="gr16" draw:text-style-name="P1" draw:layer="layout" svg:x1="14.1cm" svg:y1="13.495cm" svg:x2="12.83cm" svg:y2="13.495cm">
          <text:p/>
        </draw:line>
        <draw:line draw:style-name="gr16" draw:text-style-name="P1" draw:layer="layout" svg:x1="14.735cm" svg:y1="14.765cm" svg:x2="14.735cm" svg:y2="15.9cm">
          <text:p/>
        </draw:line>
        <draw:rect draw:style-name="gr13" draw:text-style-name="P6" draw:layer="layout" svg:width="3.441cm" svg:height="0.86cm" draw:transform="rotate (-1.57079632679579) translate (18.145cm 4.677cm)">
          <text:p text:style-name="P1"><text:span text:style-name="T4">QF handler</text:span></text:p>
        </draw:rect>
        <draw:g>
          <draw:custom-shape draw:style-name="gr47" draw:text-style-name="P1" draw:layer="layout" svg:width="1.905cm" svg:height="2.54cm" svg:x="19.95cm" svg:y="12.29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48" draw:text-style-name="P17" draw:layer="layout" svg:width="1.941cm" svg:height="1.434cm" svg:x="20.014cm" svg:y="12.866cm">
            <draw:text-box>
              <text:p text:style-name="P17"><text:span text:style-name="T8">&lt;qf&gt;</text:span></text:p>
              <text:p text:style-name="P17"><text:span text:style-name="T8">...</text:span></text:p>
              <text:p text:style-name="P17"><text:span text:style-name="T8">&lt;/qf&gt;</text:span></text:p>
            </draw:text-box>
          </draw:frame>
        </draw:g>
        <draw:rect draw:style-name="gr13" draw:text-style-name="P6" draw:layer="layout" svg:width="3.441cm" svg:height="0.86cm" draw:transform="rotate (-1.57079632679579) translate (10.423cm 4.677cm)">
          <text:p text:style-name="P1"><text:span text:style-name="T4">transformer</text:span></text:p>
        </draw:rect>
        <draw:frame draw:style-name="gr49" draw:text-style-name="P14" draw:layer="layout" svg:width="2.89cm" svg:height="0.725cm" svg:x="4.7cm" svg:y="9.665cm">
          <draw:text-box>
            <text:p><text:span text:style-name="T10">GETS report</text:span></text:p>
          </draw:text-box>
        </draw:frame>
        <draw:frame draw:style-name="gr50" draw:text-style-name="P14" draw:layer="layout" svg:width="6.289cm" svg:height="1.199cm" svg:x="10.695cm" svg:y="9.32cm">
          <draw:text-box>
            <text:p><text:span text:style-name="T10">converters extract and publish </text:span></text:p>
            <text:p><text:span text:style-name="T10">data changes as GETS events</text:span></text:p>
          </draw:text-box>
        </draw:frame>
        <draw:frame draw:style-name="gr51" draw:text-style-name="P14" draw:layer="layout" svg:width="7.026cm" svg:height="1.199cm" svg:x="18.98cm" svg:y="9.326cm">
          <draw:text-box>
            <text:p><text:span text:style-name="T10">Quellfire event handler transforms </text:span></text:p>
            <text:p><text:span text:style-name="T10">events into needed QF format</text:span></text:p>
          </draw:text-box>
        </draw:frame>
        <draw:line draw:style-name="gr16" draw:text-style-name="P1" draw:layer="layout" svg:x1="7.485cm" svg:y1="9.99cm" svg:x2="10.66cm" svg:y2="9.99cm">
          <text:p/>
        </draw:line>
        <draw:line draw:style-name="gr16" draw:text-style-name="P1" draw:layer="layout" svg:x1="17.01cm" svg:y1="9.89cm" svg:x2="18.915cm" svg:y2="9.89cm">
          <text:p/>
        </draw:line>
      </draw:page>
      <draw:page draw:name="page6" draw:style-name="dp1" draw:master-page-name="Default">
        <draw:rect draw:style-name="gr5" draw:text-style-name="P4" xml:id="id17" draw:id="id17" draw:layer="layout" svg:width="4.188cm" svg:height="1.27cm" svg:x="14.357cm" svg:y="5.115cm">
          <text:p text:style-name="P1"><text:span text:style-name="T3">component</text:span></text:p>
        </draw:rect>
        <draw:rect draw:style-name="gr3" draw:text-style-name="P2" xml:id="id15" draw:id="id15" draw:layer="layout" svg:width="5.185cm" svg:height="1.27cm" svg:x="13.817cm" svg:y="9.89cm">
          <text:p text:style-name="P1"><text:span text:style-name="T1">terpene-platform-jvm</text:span></text:p>
        </draw:rect>
        <draw:frame draw:style-name="gr52" draw:text-style-name="P14" draw:layer="layout" svg:width="8.89cm" svg:height="1.673cm" svg:x="3.562cm" svg:y="4.815cm">
          <draw:text-box>
            <text:p><text:span text:style-name="T10">Software components request services from terpene by their public interface, in this case to download a file from the BlobService.</text:span></text:p>
          </draw:text-box>
        </draw:frame>
        <draw:frame draw:style-name="gr53" draw:text-style-name="P14" draw:layer="layout" svg:width="9.947cm" svg:height="1.199cm" svg:x="3.54cm" svg:y="8.709cm">
          <draw:text-box>
            <text:p><text:span text:style-name="T10">Terpene proxies component operations on services to implementations.</text:span></text:p>
          </draw:text-box>
        </draw:frame>
        <draw:connector draw:style-name="gr16" draw:text-style-name="P1" draw:layer="layout" draw:type="curve" svg:x1="19.002cm" svg:y1="10.525cm" svg:x2="18.247cm" svg:y2="8.108cm" draw:start-shape="id15" draw:start-glue-point="1" draw:end-shape="id16" draw:end-glue-point="1" svg:d="M19002 10525c751 0 1129-2417-755-2417">
          <text:p/>
        </draw:connector>
        <draw:rect draw:style-name="gr4" draw:text-style-name="P3" xml:id="id16" draw:id="id16" draw:layer="layout" svg:width="3.58cm" svg:height="1.154cm" svg:x="14.667cm" svg:y="7.531cm">
          <text:p text:style-name="P1"><text:span text:style-name="T2">BlobService</text:span></text:p>
        </draw:rect>
        <draw:connector draw:style-name="gr16" draw:text-style-name="P1" draw:layer="layout" draw:type="line" svg:x1="16.451cm" svg:y1="6.385cm" svg:x2="16.457cm" svg:y2="7.531cm" draw:start-shape="id17" draw:start-glue-point="2" draw:end-shape="id16" draw:end-glue-point="0" svg:d="M16451 6385l6 1146">
          <text:p/>
        </draw:connector>
        <draw:frame draw:style-name="gr54" draw:text-style-name="P14" draw:layer="layout" svg:width="4.445cm" svg:height="0.725cm" svg:x="19.772cm" svg:y="8.935cm">
          <draw:text-box>
            <text:p><text:span text:style-name="T10">FileBlobServiceImpl</text:span></text:p>
          </draw:text-box>
        </draw:frame>
      </draw:page>
      <draw:page draw:name="page7" draw:style-name="dp1" draw:master-page-name="Default">
        <draw:rect draw:style-name="gr55" draw:text-style-name="P1" draw:layer="layout" svg:width="20.32cm" svg:height="8.235cm" svg:x="3.54cm" svg:y="5.365cm">
          <text:p/>
        </draw:rect>
        <draw:rect draw:style-name="gr4" draw:text-style-name="P3" draw:layer="layout" svg:width="2.329cm" svg:height="1.155cm" draw:transform="rotate (1.5707963267946) translate (5.135cm 7.975cm)">
          <text:p text:style-name="P1"><text:span text:style-name="T2">blob</text:span></text:p>
        </draw:rect>
        <draw:rect draw:style-name="gr4" draw:text-style-name="P3" xml:id="id19" draw:id="id19" draw:layer="layout" svg:width="5.485cm" svg:height="1.154cm" svg:x="12.335cm" svg:y="6.786cm">
          <text:p text:style-name="P1"><text:span text:style-name="T2">LocalBlobServiceImpl</text:span></text:p>
        </draw:rect>
        <draw:rect draw:style-name="gr4" draw:text-style-name="P3" xml:id="id18" draw:id="id18" draw:layer="layout" svg:width="3.326cm" svg:height="1.154cm" svg:x="8.16cm" svg:y="6.786cm">
          <text:p text:style-name="P1"><text:span text:style-name="T2">EventService</text:span></text:p>
        </draw:rect>
        <draw:frame draw:style-name="gr56" draw:text-style-name="P19" draw:layer="layout" svg:width="2.868cm" svg:height="1.673cm" svg:x="4.385cm" svg:y="8.11cm">
          <draw:text-box>
            <text:p text:style-name="P1"><text:span text:style-name="T12">component</text:span></text:p>
            <text:p text:style-name="P1"><text:span text:style-name="T12">operation on</text:span></text:p>
            <text:p text:style-name="P1"><text:span text:style-name="T12">service</text:span></text:p>
          </draw:text-box>
        </draw:frame>
        <draw:frame draw:style-name="gr57" draw:text-style-name="P19" draw:layer="layout" svg:width="4.24cm" svg:height="1.199cm" svg:x="7.485cm" svg:y="8.111cm">
          <draw:text-box>
            <text:p text:style-name="P1"><text:span text:style-name="T12">operation audited in</text:span></text:p>
            <text:p text:style-name="P1"><text:span text:style-name="T12">EventService</text:span></text:p>
          </draw:text-box>
        </draw:frame>
        <draw:rect draw:style-name="gr4" draw:text-style-name="P3" xml:id="id20" draw:id="id20" draw:layer="layout" svg:width="3.326cm" svg:height="1.154cm" svg:x="18.739cm" svg:y="6.786cm">
          <text:p text:style-name="P1"><text:span text:style-name="T2">EventService</text:span></text:p>
        </draw:rect>
        <draw:frame draw:style-name="gr58" draw:text-style-name="P19" draw:layer="layout" svg:width="3.762cm" svg:height="1.673cm" svg:x="18.555cm" svg:y="7.875cm">
          <draw:text-box>
            <text:p text:style-name="P1"><text:span text:style-name="T12">operation results </text:span></text:p>
            <text:p text:style-name="P1"><text:span text:style-name="T12">audited in</text:span></text:p>
            <text:p text:style-name="P1"><text:span text:style-name="T12">EventService</text:span></text:p>
          </draw:text-box>
        </draw:frame>
        <draw:line draw:style-name="gr59" draw:text-style-name="P1" draw:layer="layout" svg:x1="6.29cm" svg:y1="7.363cm" svg:x2="8.16cm" svg:y2="7.335cm">
          <text:p text:style-name="P1"><text:s/></text:p>
        </draw:line>
        <draw:connector draw:style-name="gr16" draw:text-style-name="P1" draw:layer="layout" draw:type="line" svg:x1="11.486cm" svg:y1="7.363cm" svg:x2="12.335cm" svg:y2="7.363cm" draw:start-shape="id18" draw:start-glue-point="1" draw:end-shape="id19" svg:d="M11486 7363h849">
          <text:p/>
        </draw:connector>
        <draw:connector draw:style-name="gr16" draw:text-style-name="P1" draw:layer="layout" draw:type="line" svg:x1="17.82cm" svg:y1="7.363cm" svg:x2="18.739cm" svg:y2="7.363cm" draw:start-shape="id19" draw:start-glue-point="1" draw:end-shape="id20" draw:end-glue-point="3" svg:d="M17820 7363h919">
          <text:p/>
        </draw:connector>
        <draw:connector draw:style-name="gr16" draw:text-style-name="P1" draw:layer="layout" svg:x1="22.065cm" svg:y1="7.363cm" svg:x2="6.284cm" svg:y2="6.174cm" draw:start-shape="id20" draw:start-glue-point="1" svg:d="M22065 7363h501v-1189h-16282">
          <text:p/>
        </draw:connector>
        <draw:rect draw:style-name="gr4" draw:text-style-name="P3" xml:id="id21" draw:id="id21" draw:layer="layout" svg:width="3.326cm" svg:height="1.154cm" svg:x="11.492cm" svg:y="9.906cm">
          <text:p text:style-name="P1"><text:span text:style-name="T2">FileService</text:span></text:p>
        </draw:rect>
        <draw:connector draw:style-name="gr16" draw:text-style-name="P1" draw:layer="layout" draw:type="line" svg:x1="15.077cm" svg:y1="7.94cm" svg:x2="13.155cm" svg:y2="9.906cm" draw:start-shape="id19" draw:start-glue-point="2" draw:end-shape="id21" draw:end-glue-point="0" svg:d="M15077 7940l-1922 1966">
          <text:p/>
        </draw:connector>
        <draw:frame draw:style-name="gr60" draw:text-style-name="P19" draw:layer="layout" svg:width="7.038cm" svg:height="1.673cm" svg:x="11.578cm" svg:y="11.292cm">
          <draw:text-box>
            <text:p text:style-name="P1"><text:span text:style-name="T12">BlobService implementation</text:span></text:p>
            <text:p text:style-name="P1"><text:span text:style-name="T12">uses FileService and EntityService</text:span></text:p>
            <text:p text:style-name="P1"><text:span text:style-name="T12">to store binary and meta data </text:span></text:p>
          </draw:text-box>
        </draw:frame>
        <draw:rect draw:style-name="gr4" draw:text-style-name="P3" xml:id="id22" draw:id="id22" draw:layer="layout" svg:width="3.326cm" svg:height="1.154cm" svg:x="15.302cm" svg:y="9.906cm">
          <text:p text:style-name="P1"><text:span text:style-name="T2">EntityService</text:span></text:p>
        </draw:rect>
        <draw:connector draw:style-name="gr16" draw:text-style-name="P1" draw:layer="layout" draw:type="line" svg:x1="15.077cm" svg:y1="7.94cm" svg:x2="16.965cm" svg:y2="9.906cm" draw:start-shape="id19" draw:start-glue-point="2" draw:end-shape="id22" draw:end-glue-point="0" svg:d="M15077 7940l1888 1966">
          <text:p/>
        </draw:connector>
        <draw:frame draw:style-name="gr61" draw:layer="layout" svg:width="6.098cm" svg:height="0.963cm" svg:x="17.893cm" svg:y="12.738cm">
          <draw:text-box>
            <text:p>FileBlobServiceImpl</text:p>
          </draw:text-box>
        </draw:frame>
        <draw:frame draw:style-name="gr62" draw:text-style-name="P14" draw:layer="layout" svg:width="17.78cm" svg:height="3.095cm" svg:x="4.81cm" svg:y="14.576cm">
          <draw:text-box>
            <text:p><text:span text:style-name="T10">Terpene FileBlobServiceImpl implementation ensures that operations accessing data from this service are audited before and after; application code does not need to ensure this is done in each place blobs are accessed. </text:span></text:p>
            <text:p><text:span text:style-name="T10"/></text:p>
            <text:p><text:span text:style-name="T10">FileBlobServiceImpl allows the FileService and EntityService implementations handle the environmental/resource concerns associated with accessing those specific resources.</text:span></text:p>
          </draw:text-box>
        </draw:frame>
      </draw:page>
      <draw:page draw:name="page8" draw:style-name="dp1" draw:master-page-name="Default">
        <draw:rect draw:style-name="gr1" draw:text-style-name="P2" draw:layer="layout" svg:width="12.7cm" svg:height="1.015cm" svg:x="3.54cm" svg:y="9.874cm">
          <text:p text:style-name="P1"><text:span text:style-name="T1">terpene-platform</text:span></text:p>
        </draw:rect>
        <draw:rect draw:style-name="gr5" draw:text-style-name="P20" draw:layer="layout" svg:width="6.367cm" svg:height="3.925cm" svg:x="3.527cm" svg:y="10.884cm">
          <text:p/>
        </draw:rect>
        <draw:rect draw:style-name="gr2" draw:text-style-name="P3" draw:layer="layout" svg:width="5.08cm" svg:height="1.154cm" draw:transform="rotate (1.5707963267946) translate (8.158cm 9.89cm)">
          <text:p text:style-name="P1"><text:span text:style-name="T2">config</text:span></text:p>
        </draw:rect>
        <draw:rect draw:style-name="gr2" draw:text-style-name="P3" draw:layer="layout" svg:width="5.081cm" svg:height="1.156cm" draw:transform="rotate (1.5707963267946) translate (3.539cm 9.891cm)">
          <text:p text:style-name="P1"><text:span text:style-name="T2">platform</text:span></text:p>
        </draw:rect>
        <draw:rect draw:style-name="gr2" draw:text-style-name="P3" draw:layer="layout" svg:width="5.081cm" svg:height="1.154cm" draw:transform="rotate (1.5707963267946) translate (4.712cm 9.891cm)">
          <text:p text:style-name="P1"><text:span text:style-name="T2">monitor</text:span></text:p>
        </draw:rect>
        <draw:rect draw:style-name="gr2" draw:text-style-name="P3" draw:layer="layout" svg:width="5.081cm" svg:height="1.154cm" draw:transform="rotate (1.5707963267946) translate (5.866cm 9.891cm)">
          <text:p text:style-name="P1"><text:span text:style-name="T2">security</text:span></text:p>
        </draw:rect>
        <draw:rect draw:style-name="gr4" draw:text-style-name="P3" draw:layer="layout" svg:width="5.08cm" svg:height="1.154cm" draw:transform="rotate (1.5707963267946) translate (9.312cm 9.89cm)">
          <text:p text:style-name="P1"><text:span text:style-name="T2">event</text:span></text:p>
        </draw:rect>
        <draw:rect draw:style-name="gr4" draw:text-style-name="P3" draw:layer="layout" svg:width="5.08cm" svg:height="1.154cm" draw:transform="rotate (1.5707963267946) translate (10.466cm 9.89cm)">
          <text:p text:style-name="P1"><text:span text:style-name="T2">file</text:span></text:p>
        </draw:rect>
        <draw:rect draw:style-name="gr2" draw:text-style-name="P3" draw:layer="layout" svg:width="5.08cm" svg:height="1.155cm" draw:transform="rotate (1.5707963267946) translate (7.02cm 9.89cm)">
          <text:p text:style-name="P1"><text:span text:style-name="T2">task</text:span></text:p>
        </draw:rect>
        <draw:rect draw:style-name="gr4" draw:text-style-name="P3" draw:layer="layout" svg:width="5.08cm" svg:height="1.155cm" draw:transform="rotate (1.5707963267946) translate (11.62cm 9.89cm)">
          <text:p text:style-name="P1"><text:span text:style-name="T2">blob</text:span></text:p>
        </draw:rect>
        <draw:rect draw:style-name="gr4" draw:text-style-name="P3" draw:layer="layout" svg:width="5.08cm" svg:height="1.155cm" draw:transform="rotate (1.5707963267946) translate (12.775cm 9.89cm)">
          <text:p text:style-name="P1"><text:span text:style-name="T2">image</text:span></text:p>
        </draw:rect>
        <draw:rect draw:style-name="gr4" draw:text-style-name="P3" draw:layer="layout" svg:width="5.08cm" svg:height="1.153cm" draw:transform="rotate (1.5707963267946) translate (13.93cm 9.89cm)">
          <text:p text:style-name="P1"><text:span text:style-name="T2">console</text:span></text:p>
        </draw:rect>
        <draw:rect draw:style-name="gr4" draw:text-style-name="P3" draw:layer="layout" svg:width="5.08cm" svg:height="1.156cm" draw:transform="rotate (1.5707963267946) translate (15.083cm 9.89cm)">
          <text:p text:style-name="P1"><text:span text:style-name="T2">entity</text:span></text:p>
        </draw:rect>
        <draw:rect draw:style-name="gr4" draw:text-style-name="P3" draw:layer="layout" svg:width="3.861cm" svg:height="1.154cm" svg:x="4.69cm" svg:y="11.534cm">
          <text:p text:style-name="P1"><text:span text:style-name="T2">MyService</text:span></text:p>
        </draw:rect>
        <draw:rect draw:style-name="gr4" draw:text-style-name="P3" xml:id="id23" draw:id="id23" draw:layer="layout" svg:width="3.934cm" svg:height="1.154cm" svg:x="4.671cm" svg:y="12.92cm">
          <text:p text:style-name="P1"><text:span text:style-name="T2">MyServiceImpl</text:span></text:p>
        </draw:rect>
        <draw:rect draw:style-name="gr5" draw:text-style-name="P20" draw:layer="layout" svg:width="6.344cm" svg:height="3.925cm" svg:x="9.894cm" svg:y="10.885cm">
          <text:p/>
        </draw:rect>
        <draw:rect draw:style-name="gr12" draw:text-style-name="P15" xml:id="id24" draw:id="id24" draw:layer="layout" svg:width="4.68cm" svg:height="1cm" svg:x="10.889cm" svg:y="11.904cm">
          <text:p text:style-name="P15"><text:span text:style-name="T10">MyComponent.class</text:span></text:p>
        </draw:rect>
        <draw:custom-shape draw:style-name="gr63" draw:text-style-name="P15" xml:id="id25" draw:id="id25" draw:layer="layout" svg:width="4.445cm" svg:height="1.905cm" svg:x="18.61cm" svg:y="2.105cm">
          <text:p text:style-name="P15"><text:span text:style-name="T10">Terpene loads </text:span></text:p>
          <text:p text:style-name="P15"><text:span text:style-name="T10">each component.</text:span></text:p>
          <draw:enhanced-geometry svg:viewBox="0 0 21600 21600" draw:glue-points="10800 0 0 10800 10800 21600 21600 10800" draw:type="flowchart-process" draw:enhanced-path="M 0 0 L 21600 0 21600 21600 0 21600 0 0 Z N"/>
        </draw:custom-shape>
        <draw:connector draw:style-name="gr64" draw:text-style-name="P1" draw:layer="layout" draw:type="line" svg:x1="8.605cm" svg:y1="13.497cm" svg:x2="10.889cm" svg:y2="12.404cm" draw:start-shape="id23" draw:start-glue-point="1" draw:end-shape="id24" svg:d="M8605 13497l2284-1093">
          <text:p/>
        </draw:connector>
        <draw:frame draw:style-name="gr41" draw:text-style-name="P12" draw:layer="layout" svg:width="1.954cm" svg:height="0.64cm" svg:x="9.255cm" svg:y="13.065cm">
          <draw:text-box>
            <text:p text:style-name="P12">manages</text:p>
          </draw:text-box>
        </draw:frame>
        <draw:custom-shape draw:style-name="gr63" draw:text-style-name="P15" xml:id="id26" draw:id="id26" draw:layer="layout" svg:width="4.445cm" svg:height="1.905cm" svg:x="18.61cm" svg:y="4.945cm">
          <text:p text:style-name="P15"><text:span text:style-name="T10">All components </text:span></text:p>
          <text:p text:style-name="P15"><text:span text:style-name="T10">loaded</text:span></text:p>
          <draw:enhanced-geometry svg:viewBox="0 0 21600 21600" draw:glue-points="10800 0 0 10800 10800 21600 21600 10800" draw:type="flowchart-process" draw:enhanced-path="M 0 0 L 21600 0 21600 21600 0 21600 0 0 Z N"/>
        </draw:custom-shape>
        <draw:custom-shape draw:style-name="gr63" draw:text-style-name="P15" xml:id="id29" draw:id="id29" draw:layer="layout" svg:width="4.445cm" svg:height="1.905cm" svg:x="18.61cm" svg:y="14.3cm">
          <text:p text:style-name="P15"><text:span text:style-name="T10">Terpene fires </text:span></text:p>
          <text:p text:style-name="P15"><text:span text:style-name="T10">shutdown notice</text:span></text:p>
          <draw:enhanced-geometry svg:viewBox="0 0 21600 21600" draw:glue-points="10800 0 0 10800 10800 21600 21600 10800" draw:type="flowchart-process" draw:enhanced-path="M 0 0 L 21600 0 21600 21600 0 21600 0 0 Z N"/>
        </draw:custom-shape>
        <draw:custom-shape draw:style-name="gr63" draw:text-style-name="P15" xml:id="id30" draw:id="id30" draw:layer="layout" svg:width="4.445cm" svg:height="1.905cm" svg:x="18.61cm" svg:y="17.205cm">
          <text:p text:style-name="P15"><text:span text:style-name="T10">MyServiceImpl stops</text:span></text:p>
          <text:p text:style-name="P15"><text:span text:style-name="T10">MyComponent</text:span></text:p>
          <draw:enhanced-geometry svg:viewBox="0 0 21600 21600" draw:glue-points="10800 0 0 10800 10800 21600 21600 10800" draw:type="flowchart-process" draw:enhanced-path="M 0 0 L 21600 0 21600 21600 0 21600 0 0 Z N"/>
        </draw:custom-shape>
        <draw:custom-shape draw:style-name="gr63" draw:text-style-name="P15" xml:id="id28" draw:id="id28" draw:layer="layout" svg:width="3.175cm" svg:height="2.54cm" svg:x="19.279cm" svg:y="10.846cm">
          <text:p text:style-name="P15"><text:span text:style-name="T10">shutdow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3" draw:text-style-name="P15" xml:id="id27" draw:id="id27" draw:layer="layout" svg:width="4.445cm" svg:height="1.905cm" svg:x="18.61cm" svg:y="8.085cm">
          <text:p text:style-name="P15"><text:span text:style-name="T10">MyServiceImpl </text:span></text:p>
          <text:p text:style-name="P15"><text:span text:style-name="T10">manages <text:s/></text:span></text:p>
          <text:p text:style-name="P15"><text:span text:style-name="T10">MyComponent</text:span></text:p>
          <draw:enhanced-geometry svg:viewBox="0 0 21600 21600" draw:glue-points="10800 0 0 10800 10800 21600 21600 10800" draw:type="flowchart-process" draw:enhanced-path="M 0 0 L 21600 0 21600 21600 0 21600 0 0 Z N"/>
        </draw:custom-shape>
        <draw:connector draw:style-name="gr64" draw:text-style-name="P1" draw:layer="layout" draw:type="line" svg:x1="20.833cm" svg:y1="4.01cm" svg:x2="20.833cm" svg:y2="4.945cm" draw:start-shape="id25" draw:start-glue-point="6" draw:end-shape="id26" draw:end-glue-point="4" svg:d="M20833 4010v935">
          <text:p/>
        </draw:connector>
        <draw:connector draw:style-name="gr64" draw:text-style-name="P1" draw:layer="layout" draw:type="line" svg:x1="20.832cm" svg:y1="6.85cm" svg:x2="20.832cm" svg:y2="8.085cm" draw:start-shape="id26" draw:end-shape="id27" svg:d="M20832 6850v1235">
          <text:p/>
        </draw:connector>
        <draw:connector draw:style-name="gr64" draw:text-style-name="P1" draw:layer="layout" draw:type="line" svg:x1="20.833cm" svg:y1="9.99cm" svg:x2="20.866cm" svg:y2="10.846cm" draw:start-shape="id27" draw:start-glue-point="6" draw:end-shape="id28" svg:d="M20833 9990l33 856">
          <text:p/>
        </draw:connector>
        <draw:connector draw:style-name="gr64" draw:text-style-name="P1" draw:layer="layout" draw:type="line" svg:x1="20.867cm" svg:y1="13.386cm" svg:x2="20.833cm" svg:y2="14.3cm" draw:start-shape="id28" draw:start-glue-point="6" draw:end-shape="id29" draw:end-glue-point="4" svg:d="M20867 13386l-34 914">
          <text:p/>
        </draw:connector>
        <draw:connector draw:style-name="gr64" draw:text-style-name="P1" draw:layer="layout" draw:type="line" svg:x1="20.833cm" svg:y1="16.205cm" svg:x2="20.833cm" svg:y2="17.205cm" draw:start-shape="id29" draw:start-glue-point="6" draw:end-shape="id30" draw:end-glue-point="4" svg:d="M20833 16205v1000">
          <text:p/>
        </draw:connector>
      </draw:page>
      <draw:page draw:name="page9" draw:style-name="dp1" draw:master-page-name="Default">
        <draw:rect draw:style-name="gr1" draw:text-style-name="P2" draw:layer="layout" svg:width="6.94cm" svg:height="1.015cm" svg:x="1.648cm" svg:y="11.119cm">
          <text:p text:style-name="P21"><text:span text:style-name="T1">terpene-platform</text:span></text:p>
        </draw:rect>
        <draw:rect draw:style-name="gr5" draw:text-style-name="P20" draw:layer="layout" svg:width="6.953cm" svg:height="1.546cm" svg:x="1.635cm" svg:y="12.129cm">
          <text:p text:style-name="P20">MyComponent</text:p>
        </draw:rect>
        <draw:rect draw:style-name="gr2" draw:text-style-name="P3" draw:layer="layout" svg:width="3.175cm" svg:height="1.154cm" draw:transform="rotate (1.5707963267946) translate (6.266cm 11.135cm)">
          <text:p text:style-name="P21"><text:span text:style-name="T2">config</text:span></text:p>
        </draw:rect>
        <draw:rect draw:style-name="gr2" draw:text-style-name="P3" draw:layer="layout" svg:width="3.176cm" svg:height="1.156cm" draw:transform="rotate (1.5707963267946) translate (1.647cm 11.136cm)">
          <text:p text:style-name="P21"><text:span text:style-name="T2">platform</text:span></text:p>
        </draw:rect>
        <draw:rect draw:style-name="gr2" draw:text-style-name="P3" draw:layer="layout" svg:width="3.176cm" svg:height="1.154cm" draw:transform="rotate (1.5707963267946) translate (2.82cm 11.136cm)">
          <text:p text:style-name="P21"><text:span text:style-name="T2">monitor</text:span></text:p>
        </draw:rect>
        <draw:rect draw:style-name="gr2" draw:text-style-name="P3" draw:layer="layout" svg:width="3.176cm" svg:height="1.154cm" draw:transform="rotate (1.5707963267946) translate (3.974cm 11.136cm)">
          <text:p text:style-name="P21"><text:span text:style-name="T2">security</text:span></text:p>
        </draw:rect>
        <draw:rect draw:style-name="gr4" draw:text-style-name="P3" xml:id="id35" draw:id="id35" draw:layer="layout" svg:width="3.175cm" svg:height="1.154cm" draw:transform="rotate (1.5707963267946) translate (7.42cm 11.135cm)">
          <text:p text:style-name="P21"><text:span text:style-name="T2">event</text:span></text:p>
        </draw:rect>
        <draw:rect draw:style-name="gr2" draw:text-style-name="P3" draw:layer="layout" svg:width="3.175cm" svg:height="1.155cm" draw:transform="rotate (1.5707963267946) translate (5.128cm 11.135cm)">
          <text:p text:style-name="P21"><text:span text:style-name="T2">task</text:span></text:p>
        </draw:rect>
        <draw:custom-shape draw:style-name="gr65" draw:text-style-name="P1" xml:id="id34" draw:id="id34" draw:layer="layout" svg:width="2.54cm" svg:height="1.905cm" svg:x="4.178cm" svg:y="2.2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6" draw:text-style-name="P1" xml:id="id32" draw:id="id32" draw:layer="layout" svg:width="1.905cm" svg:height="1.905cm" svg:x="9.458cm" svg:y="2.2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4" draw:text-style-name="P1" draw:layer="layout" svg:x1="7.953cm" svg:y1="12.405cm" svg:x2="7.953cm" svg:y2="10.5cm">
          <text:p/>
        </draw:line>
        <draw:rect draw:style-name="gr67" draw:text-style-name="P3" xml:id="id33" draw:id="id33" draw:layer="layout" svg:width="4.191cm" svg:height="1.154cm" svg:x="3.362cm" svg:y="5.536cm">
          <text:p text:style-name="P21"><text:span text:style-name="T2">NetworkEventImpl</text:span></text:p>
        </draw:rect>
        <draw:rect draw:style-name="gr68" draw:text-style-name="P3" xml:id="id31" draw:id="id31" draw:layer="layout" svg:width="4.191cm" svg:height="1.154cm" svg:x="8.342cm" svg:y="5.536cm">
          <text:p text:style-name="P21"><text:span text:style-name="T2">LocalEventImpl</text:span></text:p>
        </draw:rect>
        <draw:connector draw:style-name="gr64" draw:text-style-name="P1" draw:layer="layout" draw:type="line" svg:x1="10.437cm" svg:y1="5.536cm" svg:x2="10.411cm" svg:y2="4.15cm" draw:start-shape="id31" draw:start-glue-point="0" draw:end-shape="id32" draw:end-glue-point="7" svg:d="M10437 5536l-26-1386">
          <text:p/>
        </draw:connector>
        <draw:connector draw:style-name="gr64" draw:text-style-name="P1" draw:layer="layout" draw:type="line" svg:x1="5.457cm" svg:y1="5.536cm" svg:x2="5.448cm" svg:y2="4.15cm" draw:start-shape="id33" draw:start-glue-point="0" draw:end-shape="id34" svg:d="M5457 5536l-9-1386">
          <text:p/>
        </draw:connector>
        <draw:connector draw:style-name="gr69" draw:text-style-name="P1" draw:layer="layout" svg:x1="7.997cm" svg:y1="7.96cm" svg:x2="5.457cm" svg:y2="6.69cm" draw:start-shape="id35" draw:start-glue-point="1" draw:end-shape="id33" draw:end-glue-point="2" svg:d="M7997 7960v-635h-2540v-635">
          <text:p/>
        </draw:connector>
        <draw:connector draw:style-name="gr70" draw:text-style-name="P1" draw:layer="layout" svg:x1="7.997cm" svg:y1="7.96cm" svg:x2="10.437cm" svg:y2="6.69cm" draw:start-shape="id35" draw:start-glue-point="1" draw:end-shape="id31" svg:d="M7997 7960v-635h2440v-635">
          <text:p/>
        </draw:connector>
        <draw:frame draw:style-name="gr41" draw:text-style-name="P14" draw:layer="layout" svg:width="1.912cm" svg:height="0.725cm" svg:x="5.445cm" svg:y="6.79cm">
          <draw:text-box>
            <text:p text:style-name="P14">primary</text:p>
          </draw:text-box>
        </draw:frame>
        <draw:frame draw:style-name="gr41" draw:text-style-name="P14" draw:layer="layout" svg:width="2.458cm" svg:height="0.725cm" svg:x="8.145cm" svg:y="6.791cm">
          <draw:text-box>
            <text:p text:style-name="P14">alternative</text:p>
          </draw:text-box>
        </draw:frame>
        <draw:rect draw:style-name="gr1" draw:text-style-name="P2" draw:layer="layout" svg:width="6.94cm" svg:height="1.015cm" svg:x="15.148cm" svg:y="11.119cm">
          <text:p text:style-name="P21"><text:span text:style-name="T1">terpene-platform</text:span></text:p>
        </draw:rect>
        <draw:rect draw:style-name="gr5" draw:text-style-name="P20" draw:layer="layout" svg:width="6.953cm" svg:height="1.546cm" svg:x="15.135cm" svg:y="12.129cm">
          <text:p text:style-name="P20">MyComponent</text:p>
        </draw:rect>
        <draw:rect draw:style-name="gr2" draw:text-style-name="P3" draw:layer="layout" svg:width="3.175cm" svg:height="1.154cm" draw:transform="rotate (1.5707963267946) translate (19.766cm 11.135cm)">
          <text:p text:style-name="P21"><text:span text:style-name="T2">config</text:span></text:p>
        </draw:rect>
        <draw:rect draw:style-name="gr2" draw:text-style-name="P3" draw:layer="layout" svg:width="3.176cm" svg:height="1.156cm" draw:transform="rotate (1.5707963267946) translate (15.147cm 11.136cm)">
          <text:p text:style-name="P21"><text:span text:style-name="T2">platform</text:span></text:p>
        </draw:rect>
        <draw:rect draw:style-name="gr2" draw:text-style-name="P3" draw:layer="layout" svg:width="3.176cm" svg:height="1.154cm" draw:transform="rotate (1.5707963267946) translate (16.32cm 11.136cm)">
          <text:p text:style-name="P21"><text:span text:style-name="T2">monitor</text:span></text:p>
        </draw:rect>
        <draw:rect draw:style-name="gr2" draw:text-style-name="P3" draw:layer="layout" svg:width="3.176cm" svg:height="1.154cm" draw:transform="rotate (1.5707963267946) translate (17.474cm 11.136cm)">
          <text:p text:style-name="P21"><text:span text:style-name="T2">security</text:span></text:p>
        </draw:rect>
        <draw:rect draw:style-name="gr4" draw:text-style-name="P3" xml:id="id40" draw:id="id40" draw:layer="layout" svg:width="3.175cm" svg:height="1.154cm" draw:transform="rotate (1.5707963267946) translate (20.92cm 11.135cm)">
          <text:p text:style-name="P21"><text:span text:style-name="T2">event</text:span></text:p>
        </draw:rect>
        <draw:rect draw:style-name="gr2" draw:text-style-name="P3" draw:layer="layout" svg:width="3.175cm" svg:height="1.155cm" draw:transform="rotate (1.5707963267946) translate (18.628cm 11.135cm)">
          <text:p text:style-name="P21"><text:span text:style-name="T2">task</text:span></text:p>
        </draw:rect>
        <draw:custom-shape draw:style-name="gr71" draw:text-style-name="P1" xml:id="id39" draw:id="id39" draw:layer="layout" svg:width="2.54cm" svg:height="1.905cm" svg:x="17.678cm" svg:y="2.2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2" draw:text-style-name="P1" xml:id="id37" draw:id="id37" draw:layer="layout" svg:width="1.905cm" svg:height="1.905cm" svg:x="22.958cm" svg:y="2.2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4" draw:text-style-name="P1" draw:layer="layout" svg:x1="21.453cm" svg:y1="12.405cm" svg:x2="21.453cm" svg:y2="10.5cm">
          <text:p/>
        </draw:line>
        <draw:rect draw:style-name="gr73" draw:text-style-name="P3" xml:id="id38" draw:id="id38" draw:layer="layout" svg:width="4.191cm" svg:height="1.154cm" svg:x="16.862cm" svg:y="5.536cm">
          <text:p text:style-name="P21"><text:span text:style-name="T2">NetworkEventImpl</text:span></text:p>
        </draw:rect>
        <draw:rect draw:style-name="gr74" draw:text-style-name="P3" xml:id="id36" draw:id="id36" draw:layer="layout" svg:width="4.191cm" svg:height="1.154cm" svg:x="21.842cm" svg:y="5.536cm">
          <text:p text:style-name="P21"><text:span text:style-name="T2">LocalEventImpl</text:span></text:p>
        </draw:rect>
        <draw:connector draw:style-name="gr64" draw:text-style-name="P1" draw:layer="layout" draw:type="line" svg:x1="23.937cm" svg:y1="5.536cm" svg:x2="23.911cm" svg:y2="4.15cm" draw:start-shape="id36" draw:start-glue-point="0" draw:end-shape="id37" draw:end-glue-point="7" svg:d="M23937 5536l-26-1386">
          <text:p/>
        </draw:connector>
        <draw:connector draw:style-name="gr64" draw:text-style-name="P1" draw:layer="layout" draw:type="line" svg:x1="18.957cm" svg:y1="5.536cm" svg:x2="18.948cm" svg:y2="4.15cm" draw:start-shape="id38" draw:start-glue-point="0" draw:end-shape="id39" svg:d="M18957 5536l-9-1386">
          <text:p/>
        </draw:connector>
        <draw:connector draw:style-name="gr75" draw:text-style-name="P1" draw:layer="layout" svg:x1="21.497cm" svg:y1="7.96cm" svg:x2="18.957cm" svg:y2="6.69cm" draw:start-shape="id40" draw:start-glue-point="1" draw:end-shape="id38" draw:end-glue-point="2" svg:d="M21497 7960v-635h-2540v-635">
          <text:p/>
        </draw:connector>
        <draw:connector draw:style-name="gr76" draw:text-style-name="P1" draw:layer="layout" svg:x1="21.497cm" svg:y1="7.96cm" svg:x2="23.937cm" svg:y2="6.69cm" draw:start-shape="id40" draw:start-glue-point="1" draw:end-shape="id36" svg:d="M21497 7960v-635h2440v-635">
          <text:p/>
        </draw:connector>
        <draw:frame draw:style-name="gr41" draw:text-style-name="P14" draw:layer="layout" svg:width="1.912cm" svg:height="0.725cm" svg:x="18.945cm" svg:y="6.79cm">
          <draw:text-box>
            <text:p text:style-name="P14">primary</text:p>
          </draw:text-box>
        </draw:frame>
        <draw:frame draw:style-name="gr45" draw:text-style-name="P14" draw:layer="layout" svg:width="2.718cm" svg:height="1.199cm" svg:x="21.685cm" svg:y="6.791cm">
          <draw:text-box>
            <text:p text:style-name="P14">alternative</text:p>
          </draw:text-box>
        </draw:frame>
        <draw:line draw:style-name="gr77" draw:text-style-name="P1" draw:layer="layout" svg:x1="13.7cm" svg:y1="1.635cm" svg:x2="13.7cm" svg:y2="14.97cm">
          <text:p/>
        </draw:line>
        <draw:frame draw:style-name="gr41" draw:text-style-name="P22" draw:layer="layout" svg:width="8.351cm" svg:height="0.963cm" svg:x="2.53cm" svg:y="14.97cm">
          <draw:text-box>
            <text:p text:style-name="P22">Normal Operating Condition</text:p>
          </draw:text-box>
        </draw:frame>
        <draw:frame draw:style-name="gr41" draw:text-style-name="P22" draw:layer="layout" svg:width="7.919cm" svg:height="0.963cm" svg:x="16.24cm" svg:y="14.97cm">
          <draw:text-box>
            <text:p text:style-name="P22">Network Outage Condition</text:p>
          </draw:text-box>
        </draw:frame>
        <draw:frame draw:style-name="gr78" draw:text-style-name="P23" draw:layer="layout" svg:width="8.89cm" svg:height="1.685cm" svg:x="2.27cm" svg:y="16.46cm">
          <draw:text-box>
            <text:p text:style-name="P23">Terpene proxies event service operations to the NetworkEventImpl service implementation.</text:p>
          </draw:text-box>
        </draw:frame>
        <draw:frame draw:style-name="gr79" draw:text-style-name="P23" draw:layer="layout" svg:width="10.795cm" svg:height="3.119cm" svg:x="15.605cm" svg:y="16.46cm">
          <draw:text-box>
            <text:p text:style-name="P23">Terpene proxies event service operations to the LocalEventImpl service implementation. <text:s/>On failback, the LocalEventImpl service flushes events to the NetworkEventImpl prior to shutdown.</text:p>
          </draw:text-box>
        </draw:frame>
      </draw:page>
      <draw:page draw:name="page10" draw:style-name="dp1" draw:master-page-name="Default">
        <draw:rect draw:style-name="gr1" draw:text-style-name="P2" draw:layer="layout" svg:width="12.7cm" svg:height="1.015cm" svg:x="1.648cm" svg:y="9.515cm">
          <text:p text:style-name="P1"><text:span text:style-name="T1">terpene-platform-local</text:span></text:p>
        </draw:rect>
        <draw:rect draw:style-name="gr2" draw:text-style-name="P3" draw:layer="layout" svg:width="5.08cm" svg:height="1.154cm" draw:transform="rotate (1.5707963267946) translate (6.267cm 8.498cm)">
          <text:p text:style-name="P1"><text:span text:style-name="T2">config</text:span></text:p>
        </draw:rect>
        <draw:rect draw:style-name="gr2" draw:text-style-name="P3" draw:layer="layout" svg:width="5.296cm" svg:height="1.156cm" draw:transform="rotate (1.5707963267946) translate (1.648cm 8.714cm)">
          <text:p text:style-name="P1"><text:span text:style-name="T2">platform</text:span></text:p>
        </draw:rect>
        <draw:rect draw:style-name="gr2" draw:text-style-name="P3" draw:layer="layout" svg:width="5.296cm" svg:height="1.154cm" draw:transform="rotate (1.5707963267946) translate (2.821cm 8.714cm)">
          <text:p text:style-name="P1"><text:span text:style-name="T2">monitor</text:span></text:p>
        </draw:rect>
        <draw:rect draw:style-name="gr2" draw:text-style-name="P3" draw:layer="layout" svg:width="5.296cm" svg:height="1.154cm" draw:transform="rotate (1.5707963267946) translate (3.975cm 8.714cm)">
          <text:p text:style-name="P1"><text:span text:style-name="T2">security</text:span></text:p>
        </draw:rect>
        <draw:rect draw:style-name="gr3" draw:text-style-name="P2" draw:layer="layout" svg:width="12.7cm" svg:height="1.017cm" svg:x="1.648cm" svg:y="8.498cm">
          <text:p text:style-name="P1"><text:span text:style-name="T1">terpene-service</text:span></text:p>
        </draw:rect>
        <draw:rect draw:style-name="gr4" draw:text-style-name="P3" draw:layer="layout" svg:width="5.08cm" svg:height="1.154cm" draw:transform="rotate (1.5707963267946) translate (7.421cm 8.498cm)">
          <text:p text:style-name="P1"><text:span text:style-name="T2">event</text:span></text:p>
        </draw:rect>
        <draw:rect draw:style-name="gr4" draw:text-style-name="P3" draw:layer="layout" svg:width="5.08cm" svg:height="1.154cm" draw:transform="rotate (1.5707963267946) translate (8.575cm 8.498cm)">
          <text:p text:style-name="P1"><text:span text:style-name="T2">file</text:span></text:p>
        </draw:rect>
        <draw:rect draw:style-name="gr2" draw:text-style-name="P3" draw:layer="layout" svg:width="5.08cm" svg:height="1.155cm" draw:transform="rotate (1.5707963267946) translate (5.129cm 8.498cm)">
          <text:p text:style-name="P1"><text:span text:style-name="T2">task</text:span></text:p>
        </draw:rect>
        <draw:rect draw:style-name="gr4" draw:text-style-name="P3" draw:layer="layout" svg:width="5.08cm" svg:height="1.155cm" draw:transform="rotate (1.5707963267946) translate (9.729cm 8.498cm)">
          <text:p text:style-name="P1"><text:span text:style-name="T2">blob</text:span></text:p>
        </draw:rect>
        <draw:rect draw:style-name="gr4" draw:text-style-name="P3" draw:layer="layout" svg:width="5.08cm" svg:height="1.155cm" draw:transform="rotate (1.5707963267946) translate (10.884cm 8.498cm)">
          <text:p text:style-name="P1"><text:span text:style-name="T2">image</text:span></text:p>
        </draw:rect>
        <draw:rect draw:style-name="gr4" draw:text-style-name="P3" draw:layer="layout" svg:width="5.08cm" svg:height="1.153cm" draw:transform="rotate (1.5707963267946) translate (12.039cm 8.498cm)">
          <text:p text:style-name="P1"><text:span text:style-name="T2">console</text:span></text:p>
        </draw:rect>
        <draw:rect draw:style-name="gr4" draw:text-style-name="P3" draw:layer="layout" svg:width="5.08cm" svg:height="1.156cm" draw:transform="rotate (1.5707963267946) translate (13.192cm 8.498cm)">
          <text:p text:style-name="P1"><text:span text:style-name="T2">entity</text:span></text:p>
        </draw:rect>
        <draw:rect draw:style-name="gr5" draw:text-style-name="P4" draw:layer="layout" svg:width="4.188cm" svg:height="1.27cm" svg:x="1.635cm" svg:y="10.525cm">
          <text:p text:style-name="P1"><text:span text:style-name="T3">component1</text:span></text:p>
        </draw:rect>
        <draw:rect draw:style-name="gr5" draw:text-style-name="P4" draw:layer="layout" svg:width="4.245cm" svg:height="1.27cm" svg:x="5.825cm" svg:y="10.525cm">
          <text:p text:style-name="P1"><text:span text:style-name="T3">component2</text:span></text:p>
        </draw:rect>
        <draw:rect draw:style-name="gr5" draw:text-style-name="P4" draw:layer="layout" svg:width="4.269cm" svg:height="1.27cm" svg:x="10.072cm" svg:y="10.525cm">
          <text:p text:style-name="P1"><text:span text:style-name="T3">component3</text:span></text:p>
        </draw:rect>
        <draw:rect draw:style-name="gr1" draw:text-style-name="P2" draw:layer="layout" svg:width="4.634cm" svg:height="1.015cm" svg:x="20.015cm" svg:y="7.438cm">
          <text:p text:style-name="P1"><text:span text:style-name="T1">myPlatform</text:span></text:p>
        </draw:rect>
        <draw:rect draw:style-name="gr2" draw:text-style-name="P3" draw:layer="layout" svg:width="2.937cm" svg:height="1.154cm" draw:transform="rotate (1.5707963267946) translate (22.302cm 6.512cm)">
          <text:p text:style-name="P1"><text:span text:style-name="T2">config</text:span></text:p>
        </draw:rect>
        <draw:rect draw:style-name="gr2" draw:text-style-name="P3" draw:layer="layout" svg:width="3.062cm" svg:height="1.156cm" draw:transform="rotate (1.5707963267946) translate (20.015cm 6.637cm)">
          <text:p text:style-name="P1"><text:span text:style-name="T2">platform</text:span></text:p>
        </draw:rect>
        <draw:rect draw:style-name="gr3" draw:text-style-name="P2" draw:layer="layout" svg:width="4.634cm" svg:height="1.017cm" svg:x="20.015cm" svg:y="6.421cm">
          <text:p text:style-name="P1"><text:span text:style-name="T1">terpene-service</text:span></text:p>
        </draw:rect>
        <draw:rect draw:style-name="gr4" draw:text-style-name="P3" draw:layer="layout" svg:width="2.846cm" svg:height="1.154cm" draw:transform="rotate (1.5707963267946) translate (23.474cm 6.421cm)">
          <text:p text:style-name="P1"><text:span text:style-name="T2">file</text:span></text:p>
        </draw:rect>
        <draw:rect draw:style-name="gr2" draw:text-style-name="P3" draw:layer="layout" svg:width="2.846cm" svg:height="1.155cm" draw:transform="rotate (1.5707963267946) translate (21.162cm 6.421cm)">
          <text:p text:style-name="P1"><text:span text:style-name="T2">task</text:span></text:p>
        </draw:rect>
        <draw:rect draw:style-name="gr5" draw:text-style-name="P4" draw:layer="layout" svg:width="3.377cm" svg:height="1.67cm" draw:transform="rotate (1.5707963267946) translate (20.015cm 11.83cm)">
          <text:p text:style-name="P1"><text:span text:style-name="T3">component1</text:span></text:p>
        </draw:rect>
        <draw:rect draw:style-name="gr5" draw:text-style-name="P4" draw:layer="layout" svg:width="3.377cm" svg:height="1.505cm" draw:transform="rotate (1.5707963267946) translate (21.685cm 11.83cm)">
          <text:p text:style-name="P1"><text:span text:style-name="T3">component2</text:span></text:p>
        </draw:rect>
        <draw:rect draw:style-name="gr5" draw:text-style-name="P4" draw:layer="layout" svg:width="3.377cm" svg:height="1.459cm" draw:transform="rotate (1.5707963267946) translate (23.19cm 11.83cm)">
          <text:p text:style-name="P1"><text:span text:style-name="T3">component3</text:span></text:p>
        </draw:rect>
        <draw:custom-shape draw:style-name="gr38" draw:text-style-name="P1" draw:layer="layout" svg:width="3.175cm" svg:height="1.27cm" svg:x="15.505cm" svg:y="7.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1" draw:style-name="dp1" draw:master-page-name="Default">
        <draw:rect draw:style-name="gr1" draw:text-style-name="P2" draw:layer="layout" svg:width="6.94cm" svg:height="1.015cm" svg:x="1.648cm" svg:y="11.119cm">
          <text:p text:style-name="P1"><text:span text:style-name="T1">terpene-platform-offline</text:span></text:p>
        </draw:rect>
        <draw:rect draw:style-name="gr5" draw:text-style-name="P20" draw:layer="layout" svg:width="6.953cm" svg:height="1.546cm" svg:x="1.635cm" svg:y="12.129cm">
          <text:p text:style-name="P20">MyComponent</text:p>
        </draw:rect>
        <draw:rect draw:style-name="gr2" draw:text-style-name="P3" draw:layer="layout" svg:width="3.175cm" svg:height="1.154cm" draw:transform="rotate (1.5707963267946) translate (6.266cm 11.135cm)">
          <text:p text:style-name="P1"><text:span text:style-name="T2">config</text:span></text:p>
        </draw:rect>
        <draw:rect draw:style-name="gr2" draw:text-style-name="P3" draw:layer="layout" svg:width="3.176cm" svg:height="1.156cm" draw:transform="rotate (1.5707963267946) translate (1.647cm 11.136cm)">
          <text:p text:style-name="P1"><text:span text:style-name="T2">platform</text:span></text:p>
        </draw:rect>
        <draw:rect draw:style-name="gr2" draw:text-style-name="P3" draw:layer="layout" svg:width="3.176cm" svg:height="1.154cm" draw:transform="rotate (1.5707963267946) translate (2.82cm 11.136cm)">
          <text:p text:style-name="P1"><text:span text:style-name="T2">monitor</text:span></text:p>
        </draw:rect>
        <draw:rect draw:style-name="gr2" draw:text-style-name="P3" draw:layer="layout" svg:width="3.176cm" svg:height="1.154cm" draw:transform="rotate (1.5707963267946) translate (3.974cm 11.136cm)">
          <text:p text:style-name="P1"><text:span text:style-name="T2">security</text:span></text:p>
        </draw:rect>
        <draw:rect draw:style-name="gr4" draw:text-style-name="P3" xml:id="id45" draw:id="id45" draw:layer="layout" svg:width="3.175cm" svg:height="1.154cm" draw:transform="rotate (1.5707963267946) translate (7.42cm 11.135cm)">
          <text:p text:style-name="P1"><text:span text:style-name="T2">event</text:span></text:p>
        </draw:rect>
        <draw:rect draw:style-name="gr2" draw:text-style-name="P3" draw:layer="layout" svg:width="3.175cm" svg:height="1.155cm" draw:transform="rotate (1.5707963267946) translate (5.128cm 11.135cm)">
          <text:p text:style-name="P1"><text:span text:style-name="T2">task</text:span></text:p>
        </draw:rect>
        <draw:custom-shape draw:style-name="gr65" draw:text-style-name="P1" xml:id="id44" draw:id="id44" draw:layer="layout" svg:width="2.54cm" svg:height="1.905cm" svg:x="4.178cm" svg:y="2.2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6" draw:text-style-name="P1" xml:id="id42" draw:id="id42" draw:layer="layout" svg:width="1.905cm" svg:height="1.905cm" svg:x="9.458cm" svg:y="2.2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4" draw:text-style-name="P1" draw:layer="layout" svg:x1="7.953cm" svg:y1="12.405cm" svg:x2="7.953cm" svg:y2="10.5cm">
          <text:p/>
        </draw:line>
        <draw:rect draw:style-name="gr67" draw:text-style-name="P3" xml:id="id43" draw:id="id43" draw:layer="layout" svg:width="4.191cm" svg:height="1.154cm" svg:x="3.362cm" svg:y="5.536cm">
          <text:p text:style-name="P1"><text:span text:style-name="T2">NetworkEventImpl</text:span></text:p>
        </draw:rect>
        <draw:rect draw:style-name="gr68" draw:text-style-name="P3" xml:id="id41" draw:id="id41" draw:layer="layout" svg:width="4.191cm" svg:height="1.154cm" svg:x="8.342cm" svg:y="5.536cm">
          <text:p text:style-name="P1"><text:span text:style-name="T2">LocalEventImpl</text:span></text:p>
        </draw:rect>
        <draw:connector draw:style-name="gr64" draw:text-style-name="P1" draw:layer="layout" draw:type="line" svg:x1="10.437cm" svg:y1="5.536cm" svg:x2="10.411cm" svg:y2="4.15cm" draw:start-shape="id41" draw:start-glue-point="0" draw:end-shape="id42" draw:end-glue-point="7" svg:d="M10437 5536l-26-1386">
          <text:p/>
        </draw:connector>
        <draw:connector draw:style-name="gr64" draw:text-style-name="P1" draw:layer="layout" draw:type="line" svg:x1="5.457cm" svg:y1="5.536cm" svg:x2="5.448cm" svg:y2="4.15cm" draw:start-shape="id43" draw:start-glue-point="0" draw:end-shape="id44" svg:d="M5457 5536l-9-1386">
          <text:p/>
        </draw:connector>
        <draw:connector draw:style-name="gr69" draw:text-style-name="P1" draw:layer="layout" svg:x1="7.997cm" svg:y1="7.96cm" svg:x2="5.457cm" svg:y2="6.69cm" draw:start-shape="id45" draw:start-glue-point="1" draw:end-shape="id43" draw:end-glue-point="2" svg:d="M7997 7960v-635h-2540v-635">
          <text:p/>
        </draw:connector>
        <draw:connector draw:style-name="gr70" draw:text-style-name="P1" draw:layer="layout" svg:x1="7.997cm" svg:y1="7.96cm" svg:x2="10.437cm" svg:y2="6.69cm" draw:start-shape="id45" draw:start-glue-point="1" draw:end-shape="id41" svg:d="M7997 7960v-635h2440v-635">
          <text:p/>
        </draw:connector>
        <draw:frame draw:style-name="gr41" draw:text-style-name="P14" draw:layer="layout" svg:width="1.912cm" svg:height="0.725cm" svg:x="5.445cm" svg:y="6.79cm">
          <draw:text-box>
            <text:p text:style-name="P14">primary</text:p>
          </draw:text-box>
        </draw:frame>
        <draw:frame draw:style-name="gr41" draw:text-style-name="P14" draw:layer="layout" svg:width="2.458cm" svg:height="0.725cm" svg:x="8.145cm" svg:y="6.791cm">
          <draw:text-box>
            <text:p text:style-name="P14">alternative</text:p>
          </draw:text-box>
        </draw:frame>
        <draw:line draw:style-name="gr77" draw:text-style-name="P1" draw:layer="layout" svg:x1="13.7cm" svg:y1="1.636cm" svg:x2="13.7cm" svg:y2="14.971cm">
          <text:p/>
        </draw:line>
        <draw:rect draw:style-name="gr1" draw:text-style-name="P2" draw:layer="layout" svg:width="6.94cm" svg:height="1.015cm" svg:x="14.88cm" svg:y="11.144cm">
          <text:p text:style-name="P1"><text:span text:style-name="T1">terpene-platform-aws</text:span></text:p>
        </draw:rect>
        <draw:rect draw:style-name="gr5" draw:text-style-name="P20" draw:layer="layout" svg:width="6.953cm" svg:height="1.546cm" svg:x="14.867cm" svg:y="12.154cm">
          <text:p text:style-name="P20">MyComponent</text:p>
        </draw:rect>
        <draw:rect draw:style-name="gr2" draw:text-style-name="P3" draw:layer="layout" svg:width="3.175cm" svg:height="1.154cm" draw:transform="rotate (1.5707963267946) translate (19.498cm 11.16cm)">
          <text:p text:style-name="P1"><text:span text:style-name="T2">config</text:span></text:p>
        </draw:rect>
        <draw:rect draw:style-name="gr2" draw:text-style-name="P3" draw:layer="layout" svg:width="3.176cm" svg:height="1.156cm" draw:transform="rotate (1.5707963267946) translate (14.879cm 11.161cm)">
          <text:p text:style-name="P1"><text:span text:style-name="T2">platform</text:span></text:p>
        </draw:rect>
        <draw:rect draw:style-name="gr2" draw:text-style-name="P3" draw:layer="layout" svg:width="3.176cm" svg:height="1.154cm" draw:transform="rotate (1.5707963267946) translate (16.052cm 11.161cm)">
          <text:p text:style-name="P1"><text:span text:style-name="T2">monitor</text:span></text:p>
        </draw:rect>
        <draw:rect draw:style-name="gr2" draw:text-style-name="P3" draw:layer="layout" svg:width="3.176cm" svg:height="1.154cm" draw:transform="rotate (1.5707963267946) translate (17.206cm 11.161cm)">
          <text:p text:style-name="P1"><text:span text:style-name="T2">security</text:span></text:p>
        </draw:rect>
        <draw:rect draw:style-name="gr4" draw:text-style-name="P3" xml:id="id48" draw:id="id48" draw:layer="layout" svg:width="3.175cm" svg:height="1.154cm" draw:transform="rotate (1.5707963267946) translate (20.652cm 11.16cm)">
          <text:p text:style-name="P1"><text:span text:style-name="T2">event</text:span></text:p>
        </draw:rect>
        <draw:rect draw:style-name="gr2" draw:text-style-name="P3" draw:layer="layout" svg:width="3.175cm" svg:height="1.155cm" draw:transform="rotate (1.5707963267946) translate (18.36cm 11.16cm)">
          <text:p text:style-name="P1"><text:span text:style-name="T2">task</text:span></text:p>
        </draw:rect>
        <draw:line draw:style-name="gr64" draw:text-style-name="P1" draw:layer="layout" svg:x1="21.185cm" svg:y1="12.43cm" svg:x2="21.185cm" svg:y2="10.525cm">
          <text:p/>
        </draw:line>
        <draw:rect draw:style-name="gr80" draw:text-style-name="P3" xml:id="id46" draw:id="id46" draw:layer="layout" svg:width="4.191cm" svg:height="1.154cm" svg:x="19.128cm" svg:y="5.561cm">
          <text:p text:style-name="P1"><text:span text:style-name="T2">LambdaEventImpl</text:span></text:p>
        </draw:rect>
        <draw:connector draw:style-name="gr64" draw:text-style-name="P1" draw:layer="layout" draw:type="line" svg:x1="21.223cm" svg:y1="5.561cm" svg:x2="21.203cm" svg:y2="4.175cm" draw:start-shape="id46" draw:start-glue-point="0" draw:end-shape="id47" draw:end-glue-point="7" svg:d="M21223 5561l-20-1386">
          <text:p/>
        </draw:connector>
        <draw:connector draw:style-name="gr81" draw:text-style-name="P1" draw:layer="layout" svg:x1="21.229cm" svg:y1="7.985cm" svg:x2="21.223cm" svg:y2="6.715cm" draw:start-shape="id48" draw:start-glue-point="1" draw:end-shape="id46" draw:end-glue-point="2" svg:d="M21229 7985v-635h-6v-635">
          <text:p/>
        </draw:connector>
        <draw:custom-shape draw:style-name="gr63" draw:text-style-name="P24" xml:id="id47" draw:id="id47" draw:layer="layout" svg:width="1.905cm" svg:height="1.905cm" svg:x="20.25cm" svg:y="2.27cm">
          <text:p text:style-name="P1"><text:span text:style-name="T8">AWS</text:span></text:p>
          <text:p text:style-name="P1"><text:span text:style-name="T8">Lambd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22" draw:layer="layout" svg:width="9.523cm" svg:height="1.675cm" svg:x="2.53cm" svg:y="14.971cm">
          <draw:text-box>
            <text:p text:style-name="P22">Terpene Platform Configured for</text:p>
            <text:p text:style-name="P22">Disadvantaged Networks</text:p>
          </draw:text-box>
        </draw:frame>
        <draw:frame draw:style-name="gr41" draw:text-style-name="P22" draw:layer="layout" svg:width="8.605cm" svg:height="1.675cm" svg:x="16.24cm" svg:y="14.971cm">
          <draw:text-box>
            <text:p text:style-name="P22">Terpene Platform Configured</text:p>
            <text:p text:style-name="P22">To Leverage AWS Services</text:p>
          </draw:text-box>
        </draw:frame>
        <draw:frame draw:style-name="gr78" draw:text-style-name="P23" draw:layer="layout" svg:width="8.89cm" svg:height="1.685cm" svg:x="2.27cm" svg:y="16.961cm">
          <draw:text-box>
            <text:p text:style-name="P23">On network failure, terpene will fail EventService to the LocalEventImpl.</text:p>
          </draw:text-box>
        </draw:frame>
        <draw:frame draw:style-name="gr79" draw:text-style-name="P23" draw:layer="layout" svg:width="10.795cm" svg:height="3.119cm" svg:x="15.605cm" svg:y="16.661cm">
          <draw:text-box>
            <text:p text:style-name="P23">This platform does not expect service outage given AWS guaranteed service SLA. <text:s/>The EventService implementation is written to leverage the AWS Lambda service and requires no change the MyComponent.</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teve Siebert</meta:initial-creator>
    <meta:creation-date>2014-11-19T12:04:39</meta:creation-date>
    <meta:editing-cycles>29</meta:editing-cycles>
    <meta:editing-duration>P1DT12H28M19S</meta:editing-duration>
    <dc:date>2014-12-05T02:14:24.69</dc:date>
    <meta:generator>OpenOffice/4.1.0$Win32 OpenOffice.org_project/410m18$Build-9764</meta:generator>
    <meta:document-statistic meta:object-count="325"/>
  </office:meta>
</office:document-meta>
</file>